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iberation Sans3" svg:font-family="'Liberation Sans'" style:font-family-generic="swiss"/>
    <style:font-face style:name="DejaVu Sans1" svg:font-family="'DejaVu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style:font-adornments="Negrita" style:font-family-generic="swiss" style:font-pitch="variable"/>
    <style:font-face style:name="Liberation Sans2" svg:font-family="'Liberation Sans'" style:font-adornments="Predeterminado"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6.9215in" table:align="left" style:writing-mode="lr-tb"/>
    </style:style>
    <style:style style:name="Tabla1.A" style:family="table-column">
      <style:table-column-properties style:column-width="1.9174in"/>
    </style:style>
    <style:style style:name="Tabla1.B" style:family="table-column">
      <style:table-column-properties style:column-width="5.0042in"/>
    </style:style>
    <style:style style:name="Tabla1.1" style:family="table-row">
      <style:table-row-properties style:min-row-height="1.6438in" fo:keep-together="auto"/>
    </style:style>
    <style:style style:name="Tabla1.A1" style:family="table-cell">
      <style:table-cell-properties style:vertical-align="middle" fo:padding-left="0.075in" fo:padding-right="0.075in" fo:padding-top="0in" fo:padding-bottom="0in" fo:border="none" style:writing-mode="lr-tb"/>
    </style:style>
    <style:style style:name="Tabla1.B1" style:family="table-cell">
      <style:table-cell-properties style:vertical-align="top" fo:padding-left="0.075in" fo:padding-right="0.075in" fo:padding-top="0in" fo:padding-bottom="0in" fo:border="none" style:writing-mode="lr-tb"/>
    </style:style>
    <style:style style:name="Tabla1.2" style:family="table-row">
      <style:table-row-properties style:min-row-height="0.0556in" fo:keep-together="auto"/>
    </style:style>
    <style:style style:name="P1" style:family="paragraph" style:parent-style-name="Standard">
      <style:paragraph-properties style:snap-to-layout-grid="false"/>
      <style:text-properties fo:font-size="10pt" fo:language="en" fo:country="US" fo:font-weight="normal" style:font-weight-asian="normal" style:font-weight-complex="normal"/>
    </style:style>
    <style:style style:name="P2" style:family="paragraph" style:parent-style-name="Standard">
      <style:paragraph-properties fo:text-align="start" style:justify-single-word="false"/>
      <style:text-properties fo:font-size="8pt" style:font-size-asian="8pt" style:font-size-complex="8pt"/>
    </style:style>
    <style:style style:name="P3" style:family="paragraph" style:parent-style-name="Standard">
      <style:paragraph-properties style:snap-to-layout-grid="false">
        <style:tab-stops>
          <style:tab-stop style:position="5.4in" style:type="right"/>
        </style:tab-stops>
      </style:paragraph-properties>
      <style:text-properties fo:font-variant="normal" fo:text-transform="none" fo:color="#000000" fo:font-size="10pt" fo:language="es" fo:country="ES" fo:font-weight="bold" style:font-size-asian="10pt" style:font-weight-asian="bold" style:font-size-complex="10pt" style:font-weight-complex="bold"/>
    </style:style>
    <style:style style:name="P4" style:family="paragraph" style:parent-style-name="Standard">
      <style:paragraph-properties style:snap-to-layout-grid="false">
        <style:tab-stops>
          <style:tab-stop style:position="5.4in" style:type="right"/>
        </style:tab-stops>
      </style:paragraph-properties>
      <style:text-properties fo:font-variant="normal" fo:text-transform="none" fo:color="#000000" style:font-name="Arial" fo:font-size="10pt" fo:language="es" fo:country="ES" fo:font-weight="bold" style:letter-kerning="true" style:font-name-asian="DejaVu Sans1" style:font-size-asian="10pt" style:language-asian="zxx" style:country-asian="none" style:font-weight-asian="bold" style:font-name-complex="Times New Roman" style:font-size-complex="10pt" style:language-complex="ar" style:country-complex="SA" style:font-weight-complex="bold"/>
    </style:style>
    <style:style style:name="P5" style:family="paragraph" style:parent-style-name="Standard">
      <style:paragraph-properties fo:text-align="end" style:justify-single-word="false" style:snap-to-layout-grid="false">
        <style:tab-stops>
          <style:tab-stop style:position="5.4in" style:type="right"/>
        </style:tab-stops>
      </style:paragraph-properties>
      <style:text-properties fo:font-weight="bold" style:font-weight-asian="bold"/>
    </style:style>
    <style:style style:name="P6" style:family="paragraph" style:parent-style-name="Standard">
      <style:paragraph-properties style:snap-to-layout-grid="false">
        <style:tab-stops>
          <style:tab-stop style:position="5.4in" style:type="right"/>
        </style:tab-stops>
      </style:paragraph-properties>
      <style:text-properties fo:font-weight="bold" style:font-weight-asian="bold"/>
    </style:style>
    <style:style style:name="P7" style:family="paragraph" style:parent-style-name="Standard">
      <style:paragraph-properties fo:text-align="justify" style:justify-single-word="false" fo:orphans="0" fo:widows="0" fo:hyphenation-ladder-count="no-limit"/>
      <style:text-properties style:font-name="Liberation Sans" fo:font-size="12pt" style:font-size-asian="14pt" style:font-size-complex="14pt" fo:hyphenate="false" fo:hyphenation-remain-char-count="2" fo:hyphenation-push-char-count="2"/>
    </style:style>
    <style:style style:name="P8" style:family="paragraph" style:parent-style-name="Standard">
      <style:paragraph-properties fo:text-align="justify" style:justify-single-word="false" fo:orphans="0" fo:widows="0" fo:hyphenation-ladder-count="no-limit"/>
      <style:text-properties style:font-name="Liberation Sans" fo:font-size="12pt" fo:font-weight="bold" style:font-size-asian="14pt" style:font-weight-asian="bold" style:font-size-complex="14pt" style:font-weight-complex="bold" fo:hyphenate="false" fo:hyphenation-remain-char-count="2" fo:hyphenation-push-char-count="2"/>
    </style:style>
    <style:style style:name="P9" style:family="paragraph" style:parent-style-name="IP">
      <style:paragraph-properties style:snap-to-layout-grid="false"/>
    </style:style>
    <style:style style:name="P10" style:family="paragraph" style:parent-style-name="IP">
      <style:text-properties style:font-name="Liberation Sans" fo:font-size="10pt"/>
    </style:style>
    <style:style style:name="P11" style:family="paragraph" style:parent-style-name="IP">
      <style:text-properties style:font-name="Liberation Sans" fo:font-size="12pt" fo:font-weight="normal" style:font-size-asian="12pt" style:font-weight-asian="normal" style:font-name-complex="Verdana" style:font-size-complex="12pt" style:font-weight-complex="normal"/>
    </style:style>
    <style:style style:name="P12" style:family="paragraph" style:parent-style-name="Footer">
      <style:paragraph-properties fo:margin-left="0in" fo:margin-right="0.25in" fo:text-indent="0in" style:auto-text-indent="false" style:snap-to-layout-grid="false"/>
    </style:style>
    <style:style style:name="P13" style:family="paragraph" style:parent-style-name="Footer">
      <style:paragraph-properties fo:margin-left="0in" fo:margin-right="0.25in" fo:text-align="end" style:justify-single-word="false" fo:text-indent="0in" style:auto-text-indent="false" style:snap-to-layout-grid="false"/>
    </style:style>
    <style:style style:name="P14" style:family="paragraph" style:parent-style-name="Standard">
      <style:paragraph-properties fo:margin-left="0.0835in" fo:margin-right="0in" fo:line-height="150%" fo:text-indent="0in" style:auto-text-indent="false"/>
      <style:text-properties fo:font-size="8pt" fo:font-weight="bold" style:font-weight-asian="bold" style:font-size-complex="10pt" style:font-weight-complex="bold"/>
    </style:style>
    <style:style style:name="P15" style:family="paragraph" style:parent-style-name="Standard">
      <style:paragraph-properties fo:margin-left="0.0835in" fo:margin-right="0in" fo:line-height="150%" fo:text-align="justify" style:justify-single-word="false" fo:text-indent="0in" style:auto-text-indent="false"/>
    </style:style>
    <style:style style:name="P16" style:family="paragraph" style:parent-style-name="Standard">
      <style:paragraph-properties fo:margin-left="0.0835in" fo:margin-right="0in" fo:line-height="150%" fo:text-indent="0in" style:auto-text-indent="false"/>
      <style:text-properties style:font-name="Liberation Sans" fo:font-size="8pt" fo:font-weight="bold" style:font-weight-asian="bold" style:font-size-complex="10pt" style:font-weight-complex="bold"/>
    </style:style>
    <style:style style:name="P17" style:family="paragraph" style:parent-style-name="Standard">
      <style:paragraph-properties fo:margin-left="0.0835in" fo:margin-right="0in" fo:line-height="150%" fo:text-indent="0in" style:auto-text-indent="false"/>
      <style:text-properties style:font-name="Liberation Sans" fo:font-size="8pt"/>
    </style:style>
    <style:style style:name="P18" style:family="paragraph" style:parent-style-name="Standard">
      <style:paragraph-properties fo:margin-left="0.0835in" fo:margin-right="0in" fo:line-height="150%" fo:text-indent="0in" style:auto-text-indent="false"/>
      <style:text-properties style:font-name="Liberation Sans" fo:font-size="8pt" fo:language="es" fo:country="ES" fo:font-weight="normal" style:font-weight-asian="normal" style:font-size-complex="10pt" style:font-weight-complex="normal"/>
    </style:style>
    <style:style style:name="P19" style:family="paragraph" style:parent-style-name="Standard">
      <style:paragraph-properties fo:margin-left="0.0835in" fo:margin-right="0in" fo:margin-top="0.0547in" fo:margin-bottom="0in" fo:line-height="150%" fo:text-indent="0in" style:auto-text-indent="false" style:snap-to-layout-grid="false"/>
      <style:text-properties style:font-name="Liberation Sans" fo:font-size="8pt" fo:language="es" fo:country="ES" fo:font-weight="bold" style:font-size-asian="12pt" style:font-weight-asian="bold" style:font-size-complex="10pt" style:font-weight-complex="bold"/>
    </style:style>
    <style:style style:name="P20" style:family="paragraph" style:parent-style-name="Standard">
      <style:paragraph-properties fo:margin-top="0.1in" fo:margin-bottom="0in" fo:text-align="justify" style:justify-single-word="false"/>
      <style:text-properties style:font-name="Liberation Sans" fo:font-size="12pt" style:font-size-asian="12pt" style:font-size-complex="12pt"/>
    </style:style>
    <style:style style:name="P21" style:family="paragraph" style:parent-style-name="Standard">
      <style:paragraph-properties fo:margin-top="0.1in" fo:margin-bottom="0in" fo:text-align="justify" style:justify-single-word="false"/>
      <style:text-properties style:font-name="Liberation Sans" fo:font-size="12pt" fo:font-weight="normal" style:font-size-asian="12pt" style:font-weight-asian="normal" style:font-size-complex="12pt" style:font-weight-complex="normal"/>
    </style:style>
    <style:style style:name="P22" style:family="paragraph" style:parent-style-name="Standard">
      <style:paragraph-properties fo:margin-top="0.1in" fo:margin-bottom="0in" fo:text-align="justify" style:justify-single-word="false" fo:orphans="0" fo:widows="0" fo:hyphenation-ladder-count="no-limit"/>
      <style:text-properties style:font-name="Liberation Sans" fo:font-size="12pt" fo:font-weight="normal" style:font-size-asian="12pt" style:font-weight-asian="normal" style:font-size-complex="12pt" style:font-weight-complex="normal" fo:hyphenate="false" fo:hyphenation-remain-char-count="2" fo:hyphenation-push-char-count="2"/>
    </style:style>
    <style:style style:name="P23" style:family="paragraph" style:parent-style-name="Standard">
      <style:paragraph-properties fo:margin-top="0.1in" fo:margin-bottom="0in" fo:text-align="justify" style:justify-single-word="false"/>
    </style:style>
    <style:style style:name="P24" style:family="paragraph" style:parent-style-name="Standard">
      <style:paragraph-properties fo:margin-top="0.1in" fo:margin-bottom="0in" fo:text-align="justify" style:justify-single-word="false"/>
      <style:text-properties fo:font-size="12pt" fo:font-weight="normal" style:font-size-asian="12pt" style:font-weight-asian="normal" style:font-size-complex="12pt" style:font-weight-complex="normal"/>
    </style:style>
    <style:style style:name="P25" style:family="paragraph" style:parent-style-name="Standard">
      <style:paragraph-properties fo:margin-top="0.1in" fo:margin-bottom="0in" fo:text-align="justify" style:justify-single-word="false" fo:orphans="0" fo:widows="0" fo:hyphenation-ladder-count="no-limit" style:writing-mode="lr-tb"/>
      <style:text-properties style:font-name="Liberation Sans" fo:font-size="12pt" fo:language="es" fo:country="MX" fo:font-weight="normal" style:letter-kerning="true" style:font-name-asian="DejaVu Sans1" style:font-size-asian="12pt" style:language-asian="zxx" style:country-asian="none" style:font-weight-asian="normal" style:font-size-complex="12pt" style:language-complex="ar" style:country-complex="SA" style:font-weight-complex="normal" fo:hyphenate="false" fo:hyphenation-remain-char-count="2" fo:hyphenation-push-char-count="2"/>
    </style:style>
    <style:style style:name="P26" style:family="paragraph" style:parent-style-name="Standard">
      <style:paragraph-properties fo:margin-top="0.0547in" fo:margin-bottom="0in" style:snap-to-layout-grid="false"/>
      <style:text-properties style:font-name="Liberation Sans" fo:font-size="10pt" fo:font-weight="bold" style:font-weight-asian="bold"/>
    </style:style>
    <style:style style:name="P27" style:family="paragraph" style:parent-style-name="IP">
      <style:paragraph-properties fo:margin-top="0.0547in" fo:margin-bottom="0in" style:snap-to-layout-grid="false"/>
      <style:text-properties style:font-name="Liberation Sans" fo:font-size="10pt" fo:font-weight="bold" style:font-weight-asian="bold"/>
    </style:style>
    <style:style style:name="P28" style:family="paragraph" style:parent-style-name="Standard">
      <style:paragraph-properties fo:margin-top="0in" fo:margin-bottom="0in" fo:text-align="center" style:justify-single-word="false" style:snap-to-layout-grid="false"/>
      <style:text-properties style:font-name="Liberation Sans" fo:font-size="10pt" fo:language="zxx" fo:country="none" fo:font-weight="normal" style:font-weight-asian="normal" style:font-weight-complex="normal"/>
    </style:style>
    <style:style style:name="P29" style:family="paragraph" style:parent-style-name="Standard">
      <style:paragraph-properties fo:margin-top="0in" fo:margin-bottom="0in" fo:text-align="justify" style:justify-single-word="false" fo:orphans="0" fo:widows="0" fo:hyphenation-ladder-count="no-limit" style:writing-mode="lr-tb"/>
      <style:text-properties style:font-name="Liberation Sans" fo:font-size="12pt" fo:language="es" fo:country="MX" fo:font-weight="bold" style:letter-kerning="true" style:font-name-asian="DejaVu Sans1" style:font-size-asian="14pt" style:language-asian="zxx" style:country-asian="none" style:font-weight-asian="bold" style:language-complex="ar" style:country-complex="SA" style:font-weight-complex="bold" fo:hyphenate="false" fo:hyphenation-remain-char-count="2" fo:hyphenation-push-char-count="2"/>
    </style:style>
    <style:style style:name="P30" style:family="paragraph" style:parent-style-name="Encabezado_20_I">
      <style:paragraph-properties fo:line-height="150%" fo:text-align="start" style:justify-single-word="false"/>
      <style:text-properties fo:language="es" fo:country="ES" fo:font-weight="bold" style:font-weight-asian="bold" style:font-size-complex="10pt" style:font-weight-complex="bold"/>
    </style:style>
    <style:style style:name="P31" style:family="paragraph" style:parent-style-name="Encabezado_20_I">
      <style:paragraph-properties fo:line-height="150%" fo:text-align="start" style:justify-single-word="false"/>
      <style:text-properties fo:font-size="10pt" fo:language="es" fo:country="ES" fo:font-weight="bold" style:font-weight-asian="bold" style:font-size-complex="10pt" style:font-weight-complex="bold"/>
    </style:style>
    <style:style style:name="P32" style:family="paragraph" style:parent-style-name="Standard">
      <style:paragraph-properties fo:margin-left="0in" fo:margin-right="0in" fo:text-indent="0in" style:auto-text-indent="false"/>
      <style:text-properties style:font-name="Liberation Sans" fo:font-size="1pt" fo:font-weight="normal" style:font-size-asian="12pt" style:font-weight-asian="normal" style:font-size-complex="12pt" style:font-weight-complex="normal"/>
    </style:style>
    <style:style style:name="P33" style:family="paragraph" style:parent-style-name="Text_20_body">
      <style:paragraph-properties fo:margin-left="0in" fo:margin-right="0in" fo:text-indent="0in" style:auto-text-indent="false"/>
      <style:text-properties style:font-name="Liberation Sans" fo:font-size="1pt" fo:font-weight="normal" style:font-size-asian="12pt" style:font-weight-asian="normal" style:font-size-complex="12pt" style:font-weight-complex="normal"/>
    </style:style>
    <style:style style:name="P34" style:family="paragraph" style:parent-style-name="Text_20_body">
      <style:text-properties fo:font-size="12pt" fo:language="es" fo:country="MX" fo:font-weight="normal" style:letter-kerning="true" style:font-name-asian="DejaVu Sans1" style:language-asian="zxx" style:country-asian="none" style:font-weight-asian="normal" style:font-size-complex="12pt" style:language-complex="ar" style:country-complex="SA" style:font-weight-complex="normal"/>
    </style:style>
    <style:style style:name="P35" style:family="paragraph" style:parent-style-name="Text_20_body">
      <style:text-properties fo:font-weight="normal" style:font-weight-asian="normal" style:font-weight-complex="normal"/>
    </style:style>
    <style:style style:name="P36" style:family="paragraph" style:parent-style-name="Text_20_body">
      <style:paragraph-properties fo:margin-left="0.3335in" fo:margin-right="0in" fo:text-indent="-0.3335in" style:auto-text-indent="false"/>
    </style:style>
    <style:style style:name="P37" style:family="paragraph" style:parent-style-name="Contents_20_1">
      <style:paragraph-properties>
        <style:tab-stops>
          <style:tab-stop style:position="6.9252in" style:type="right" style:leader-style="dotted" style:leader-text="."/>
        </style:tab-stops>
      </style:paragraph-properties>
    </style:style>
    <style:style style:name="P38" style:family="paragraph" style:parent-style-name="Contents_20_2">
      <style:paragraph-properties>
        <style:tab-stops>
          <style:tab-stop style:position="6.9252in" style:type="right" style:leader-style="dotted" style:leader-text="."/>
        </style:tab-stops>
      </style:paragraph-properties>
    </style:style>
    <style:style style:name="P39" style:family="paragraph" style:parent-style-name="Contents_20_3">
      <style:paragraph-properties>
        <style:tab-stops>
          <style:tab-stop style:position="6.9252in" style:type="right" style:leader-style="dotted" style:leader-text="."/>
        </style:tab-stops>
      </style:paragraph-properties>
    </style:style>
    <style:style style:name="P40" style:family="paragraph" style:parent-style-name="Standard" style:list-style-name="L2">
      <style:paragraph-properties fo:text-align="justify" style:justify-single-word="false" fo:orphans="0" fo:widows="0" fo:hyphenation-ladder-count="no-limit"/>
      <style:text-properties style:font-name="Liberation Sans" fo:font-size="12pt" fo:font-weight="normal" style:font-size-asian="14pt" style:font-weight-asian="normal" style:font-size-complex="14pt" style:font-weight-complex="normal" fo:hyphenate="false" fo:hyphenation-remain-char-count="2" fo:hyphenation-push-char-count="2"/>
    </style:style>
    <style:style style:name="P41" style:family="paragraph" style:parent-style-name="Standard" style:list-style-name="L6"/>
    <style:style style:name="P42" style:family="paragraph" style:parent-style-name="Standard" style:list-style-name="L1">
      <style:paragraph-properties fo:margin-top="0.1in" fo:margin-bottom="0in" fo:text-align="justify" style:justify-single-word="false"/>
    </style:style>
    <style:style style:name="P43" style:family="paragraph" style:parent-style-name="Standard" style:list-style-name="L3">
      <style:paragraph-properties fo:margin-top="0.1in" fo:margin-bottom="0in" fo:text-align="justify" style:justify-single-word="false"/>
    </style:style>
    <style:style style:name="P44" style:family="paragraph" style:parent-style-name="Standard" style:list-style-name="L4">
      <style:paragraph-properties fo:margin-top="0.1in" fo:margin-bottom="0in" fo:text-align="justify" style:justify-single-word="false"/>
    </style:style>
    <style:style style:name="P45" style:family="paragraph" style:parent-style-name="Standard" style:list-style-name="L1">
      <style:paragraph-properties fo:margin-top="0.1in" fo:margin-bottom="0in" fo:text-align="justify" style:justify-single-word="false"/>
      <style:text-properties style:font-name="Liberation Sans" fo:font-size="12pt" fo:font-weight="bold" style:font-size-asian="12pt" style:font-weight-asian="bold" style:font-size-complex="12pt" style:font-weight-complex="bold"/>
    </style:style>
    <style:style style:name="P46" style:family="paragraph" style:parent-style-name="Standard" style:list-style-name="L3">
      <style:paragraph-properties fo:margin-top="0.1in" fo:margin-bottom="0in" fo:text-align="justify" style:justify-single-word="false"/>
      <style:text-properties style:font-name="Liberation Sans" fo:font-size="12pt" fo:font-weight="bold" style:font-size-asian="12pt" style:font-weight-asian="bold" style:font-size-complex="12pt" style:font-weight-complex="bold"/>
    </style:style>
    <style:style style:name="P47" style:family="paragraph" style:parent-style-name="Standard" style:list-style-name="L1">
      <style:paragraph-properties fo:margin-top="0.1in" fo:margin-bottom="0in" fo:text-align="justify" style:justify-single-word="false"/>
      <style:text-properties style:font-name="Liberation Sans" fo:font-size="12pt" fo:font-weight="normal" style:font-size-asian="12pt" style:font-weight-asian="normal" style:font-size-complex="12pt" style:font-weight-complex="normal"/>
    </style:style>
    <style:style style:name="P48" style:family="paragraph" style:parent-style-name="Standard" style:list-style-name="L3">
      <style:paragraph-properties fo:margin-top="0.1in" fo:margin-bottom="0in" fo:text-align="justify" style:justify-single-word="false"/>
      <style:text-properties style:font-name="Liberation Sans" fo:font-size="12pt" fo:font-weight="normal" style:font-size-asian="12pt" style:font-weight-asian="normal" style:font-size-complex="12pt" style:font-weight-complex="normal"/>
    </style:style>
    <style:style style:name="P49" style:family="paragraph" style:parent-style-name="Standard" style:list-style-name="L5">
      <style:paragraph-properties fo:margin-top="0.1in" fo:margin-bottom="0in" fo:text-align="justify" style:justify-single-word="false"/>
      <style:text-properties style:font-name="Liberation Sans" fo:font-size="12pt" fo:font-weight="normal" style:font-size-asian="12pt" style:font-weight-asian="normal" style:font-size-complex="12pt" style:font-weight-complex="normal"/>
    </style:style>
    <style:style style:name="P50" style:family="paragraph" style:parent-style-name="Standard" style:list-style-name="L7">
      <style:paragraph-properties fo:margin-top="0.1in" fo:margin-bottom="0in" fo:text-align="justify" style:justify-single-word="false"/>
      <style:text-properties style:font-name="Liberation Sans" fo:font-size="12pt" fo:font-weight="normal" style:font-size-asian="12pt" style:font-weight-asian="normal" style:font-size-complex="12pt" style:font-weight-complex="normal"/>
    </style:style>
    <style:style style:name="P51" style:family="paragraph" style:parent-style-name="Standard" style:list-style-name="L8">
      <style:paragraph-properties fo:margin-top="0.1in" fo:margin-bottom="0in" fo:text-align="justify" style:justify-single-word="false"/>
      <style:text-properties style:font-name="Liberation Sans" fo:font-size="12pt" fo:font-weight="normal" style:font-size-asian="12pt" style:font-weight-asian="normal" style:font-size-complex="12pt" style:font-weight-complex="normal"/>
    </style:style>
    <style:style style:name="P52" style:family="paragraph" style:parent-style-name="Standard" style:list-style-name="L9">
      <style:paragraph-properties fo:margin-top="0.1in" fo:margin-bottom="0in" fo:text-align="justify" style:justify-single-word="false"/>
      <style:text-properties style:font-name="Liberation Sans" fo:font-size="12pt" fo:font-weight="normal" style:font-size-asian="12pt" style:font-weight-asian="normal" style:font-size-complex="12pt" style:font-weight-complex="normal"/>
    </style:style>
    <style:style style:name="P53" style:family="paragraph" style:parent-style-name="Standard">
      <style:paragraph-properties fo:margin-top="0.1in" fo:margin-bottom="0in" fo:text-align="justify" style:justify-single-word="false" fo:orphans="0" fo:widows="0" fo:hyphenation-ladder-count="no-limit"/>
      <style:text-properties style:font-name="Liberation Sans" fo:font-size="12pt" fo:font-weight="normal" style:font-size-asian="12pt" style:font-weight-asian="normal" style:font-size-complex="12pt" style:font-weight-complex="normal" fo:hyphenate="false" fo:hyphenation-remain-char-count="2" fo:hyphenation-push-char-count="2"/>
    </style:style>
    <style:style style:name="P54" style:family="paragraph" style:parent-style-name="Standard">
      <style:paragraph-properties fo:margin-top="0.1in" fo:margin-bottom="0in" fo:text-align="justify" style:justify-single-word="false"/>
      <style:text-properties style:font-name="Liberation Sans" fo:font-size="12pt" style:font-size-asian="12pt" style:font-size-complex="12pt"/>
    </style:style>
    <style:style style:name="P55" style:family="paragraph" style:parent-style-name="Standard" style:list-style-name="L8">
      <style:paragraph-properties fo:margin-top="0.1in" fo:margin-bottom="0in" fo:text-align="justify" style:justify-single-word="false"/>
      <style:text-properties style:font-name="Liberation Sans" fo:font-size="12pt" style:font-size-asian="12pt" style:font-size-complex="12pt"/>
    </style:style>
    <style:style style:name="P56" style:family="paragraph" style:parent-style-name="Standard" style:list-style-name="L3">
      <style:paragraph-properties fo:margin-top="0in" fo:margin-bottom="0in" fo:text-align="justify" style:justify-single-word="false" fo:orphans="0" fo:widows="0" fo:hyphenation-ladder-count="no-limit" style:writing-mode="lr-tb"/>
      <style:text-properties style:font-name="Liberation Sans" fo:font-size="12pt" fo:language="es" fo:country="MX" fo:font-weight="normal" style:letter-kerning="true" style:font-name-asian="DejaVu Sans1" style:font-size-asian="14pt" style:language-asian="zxx" style:country-asian="none" style:font-weight-asian="normal" style:font-size-complex="12pt" style:language-complex="ar" style:country-complex="SA" style:font-weight-complex="normal" fo:hyphenate="false" fo:hyphenation-remain-char-count="2" fo:hyphenation-push-char-count="2"/>
    </style:style>
    <style:style style:name="P57" style:family="paragraph" style:parent-style-name="Text_20_body" style:master-page-name="Standard">
      <style:paragraph-properties style:page-number="auto"/>
    </style:style>
    <style:style style:name="P58" style:family="paragraph" style:parent-style-name="Heading_20_2">
      <style:paragraph-properties fo:text-align="justify" style:justify-single-word="false" fo:orphans="0" fo:widows="0" fo:hyphenation-ladder-count="no-limit" style:writing-mode="lr-tb"/>
      <style:text-properties style:font-name="Liberation Sans" fo:font-size="14pt" fo:language="es" fo:country="MX" style:letter-kerning="true" style:font-name-asian="DejaVu Sans1" style:font-size-asian="14pt" style:language-asian="zxx" style:country-asian="none" style:language-complex="ar" style:country-complex="SA" fo:hyphenate="false" fo:hyphenation-remain-char-count="2" fo:hyphenation-push-char-count="2"/>
    </style:style>
    <style:style style:name="P59" style:family="paragraph" style:parent-style-name="Heading_20_2">
      <style:paragraph-properties fo:break-before="page"/>
    </style:style>
    <style:style style:name="P60" style:family="paragraph" style:parent-style-name="Heading_20_2">
      <style:paragraph-properties fo:break-before="page"/>
      <style:text-properties style:font-name="Liberation Sans" fo:font-size="14pt" style:font-size-asian="14pt" style:font-size-complex="14pt"/>
    </style:style>
    <style:style style:name="P61" style:family="paragraph" style:parent-style-name="Heading_20_2">
      <style:paragraph-properties fo:text-align="justify" style:justify-single-word="false" fo:orphans="0" fo:widows="0" fo:hyphenation-ladder-count="no-limit" fo:break-before="page" style:writing-mode="lr-tb"/>
      <style:text-properties style:font-name="Liberation Sans" fo:font-size="14pt" fo:language="es" fo:country="MX" style:letter-kerning="true" style:font-name-asian="DejaVu Sans1" style:font-size-asian="14pt" style:language-asian="zxx" style:country-asian="none" style:language-complex="ar" style:country-complex="SA" fo:hyphenate="false" fo:hyphenation-remain-char-count="2" fo:hyphenation-push-char-count="2"/>
    </style:style>
    <style:style style:name="P62" style:family="paragraph" style:parent-style-name="Heading_20_1">
      <style:paragraph-properties fo:margin-top="0.0945in" fo:margin-bottom="0.0945in" fo:text-align="start" style:justify-single-word="false" fo:orphans="0" fo:widows="0" fo:hyphenation-ladder-count="no-limit" style:snap-to-layout-grid="false" style:writing-mode="lr-tb">
        <style:tab-stops>
          <style:tab-stop style:position="0in"/>
        </style:tab-stops>
      </style:paragraph-properties>
      <style:text-properties fo:font-variant="normal" fo:text-transform="none" fo:color="#000000" style:font-name="Liberation Sans" fo:font-size="24pt" fo:language="es" fo:country="MX" style:letter-kerning="true" style:font-name-asian="DejaVu Sans1" style:font-size-asian="24pt" style:language-asian="zxx" style:country-asian="none" style:font-name-complex="Times New Roman" style:font-size-complex="24pt" style:language-complex="ar" style:country-complex="SA" fo:hyphenate="false" fo:hyphenation-remain-char-count="2" fo:hyphenation-push-char-count="2"/>
    </style:style>
    <style:style style:name="P63" style:family="paragraph" style:parent-style-name="Heading_20_3">
      <style:text-properties fo:font-weight="bold" style:font-weight-asian="bold" style:font-weight-complex="bold"/>
    </style:style>
    <style:style style:name="P64" style:family="paragraph" style:parent-style-name="Heading_20_3">
      <style:text-properties style:font-name="Liberation Sans" fo:font-size="12pt" fo:font-weight="bold" style:font-size-asian="12pt" style:font-weight-asian="bold" style:font-size-complex="12pt" style:font-weight-complex="bold"/>
    </style:style>
    <style:style style:name="P65" style:family="paragraph" style:parent-style-name="Heading_20_3">
      <style:text-properties style:font-name="Liberation Sans" fo:font-size="12pt" style:font-size-asian="12pt" style:font-size-complex="12pt"/>
    </style:style>
    <style:style style:name="T1" style:family="text">
      <style:text-properties fo:language="es" fo:country="ES" style:font-size-complex="10pt"/>
    </style:style>
    <style:style style:name="T2" style:family="text">
      <style:text-properties fo:language="es" fo:country="ES" style:font-size-complex="10pt" style:font-weight-complex="bold"/>
    </style:style>
    <style:style style:name="T3" style:family="text">
      <style:text-properties fo:language="es" fo:country="ES" fo:font-weight="bold" style:font-weight-asian="bold" style:font-size-complex="10pt" style:font-weight-complex="bold"/>
    </style:style>
    <style:style style:name="T4" style:family="text">
      <style:text-properties fo:language="es" fo:country="ES" fo:font-weight="normal" style:font-weight-asian="normal" style:font-size-complex="10pt" style:font-weight-complex="normal"/>
    </style:style>
    <style:style style:name="T5" style:family="text">
      <style:text-properties fo:font-weight="bold" style:font-weight-asian="bold" style:font-size-complex="10pt"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size-complex="12pt" style:font-weight-complex="bold"/>
    </style:style>
    <style:style style:name="T8" style:family="text">
      <style:text-properties style:font-name-complex="Arial"/>
    </style:style>
    <style:style style:name="T9" style:family="text">
      <style:text-properties fo:color="#ff0000" fo:background-color="#ffff00"/>
    </style:style>
    <style:style style:name="T10" style:family="text">
      <style:text-properties fo:font-weight="normal" style:font-weight-asian="normal" style:font-weight-complex="normal"/>
    </style:style>
    <style:style style:name="T11" style:family="text">
      <style:text-properties fo:font-weight="normal" style:font-weight-asian="normal" style:font-size-complex="12pt" style:font-weight-complex="normal"/>
    </style:style>
    <style:style style:name="T12" style:family="text">
      <style:text-properties style:font-name="Liberation Sans"/>
    </style:style>
    <style:style style:name="T13" style:family="text">
      <style:text-properties style:font-name="Liberation Sans" fo:font-size="8pt" fo:language="es" fo:country="ES" fo:font-weight="normal" style:font-weight-asian="normal" style:font-size-complex="10pt" style:font-weight-complex="normal"/>
    </style:style>
    <style:style style:name="T14" style:family="text">
      <style:text-properties style:font-name="Liberation Sans" fo:font-size="8pt" fo:font-weight="bold" style:font-weight-asian="bold" style:font-size-complex="10pt" style:font-weight-complex="bold"/>
    </style:style>
    <style:style style:name="T15" style:family="text">
      <style:text-properties style:font-name="Liberation Sans" fo:font-size="12pt" fo:font-weight="normal" style:font-size-asian="12pt" style:font-weight-asian="normal" style:font-size-complex="12pt" style:font-weight-complex="normal"/>
    </style:style>
    <style:style style:name="T16" style:family="text">
      <style:text-properties style:font-name="Liberation Sans" fo:font-size="12pt" fo:font-weight="bold" style:font-size-asian="12pt" style:font-weight-asian="bold" style:font-size-complex="12pt" style:font-weight-complex="bold"/>
    </style:style>
    <style:style style:name="T17" style:family="text">
      <style:text-properties style:font-name="Liberation Sans" fo:font-size="12pt" style:font-size-asian="12pt" style:font-size-complex="12pt"/>
    </style:style>
    <style:style style:name="T18" style:family="text">
      <style:text-properties style:font-name="Liberation Sans" fo:font-size="12pt" fo:background-color="#c0c0c0" style:font-size-asian="12pt" style:font-size-complex="12pt"/>
    </style:style>
    <style:style style:name="T19" style:family="text">
      <style:text-properties style:font-name="Liberation Sans" fo:font-weight="bold" style:font-weight-asian="bold" style:font-weight-complex="bold"/>
    </style:style>
    <style:style style:name="T20" style:family="text">
      <style:text-properties style:font-size-complex="12pt"/>
    </style:style>
    <style:style style:name="T21" style:family="text">
      <style:text-properties style:font-name="Liberation Sans3" fo:font-weight="normal" style:font-name-asian="Liberation Sans3" style:font-weight-asian="normal" style:font-name-complex="Liberation Sans3" style:font-weight-complex="normal"/>
    </style:style>
    <style:style style:name="T22" style:family="text">
      <style:text-properties style:text-position="0% 100%"/>
    </style:style>
    <style:style style:name="T23" style:family="text">
      <style:text-properties style:text-position="0% 100%" style:font-name="Liberation Sans"/>
    </style:style>
    <style:style style:name="T24" style:family="text">
      <style:text-properties style:text-position="0% 100%" fo:font-weight="normal" style:font-weight-asian="normal" style:font-weight-complex="normal"/>
    </style:style>
    <style:style style:name="T25" style:family="text">
      <style:text-properties fo:font-style="italic"/>
    </style:style>
    <style:style style:name="T26" style:family="text">
      <style:text-properties fo:background-color="#c0c0c0"/>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
      <table:table table:name="Tabla1" table:style-name="Tabla1">
        <table:table-column table:style-name="Tabla1.A"/>
        <table:table-column table:style-name="Tabla1.B"/>
        <table:table-row table:style-name="Tabla1.1">
          <table:table-cell table:style-name="Tabla1.A1" office:value-type="string">
            <text:p text:style-name="P28">Cooperativa</text:p>
            <text:p text:style-name="P28">CubaSWL</text:p>
          </table:table-cell>
          <table:table-cell table:style-name="Tabla1.B1" office:value-type="string">
            <text:p text:style-name="P26">Cooperativa CubaSWL</text:p>
            <text:h text:style-name="P62" text:outline-level="1" text:is-list-header="true"><text:bookmark-start text:name="__RefHeading__5763_1597302656"/>Glosario de términos.<text:bookmark-end text:name="__RefHeading__5763_1597302656"/></text:h>
            <text:p text:style-name="P11">ToNgueLP, editor de corpus de textos para tareas NLP.</text:p>
            <text:p text:style-name="P10">Producto: ToNgueLP Corpus Tools </text:p>
            <text:p text:style-name="P27"><text:bookmark-start text:name="__DdeLink__1832_1032860403"/>Versión: 1.0<text:bookmark-end text:name="__DdeLink__1832_1032860403"/></text:p>
            <text:p text:style-name="P27">Autor: Ing. Abel Meneses Abad</text:p>
          </table:table-cell>
        </table:table-row>
        <table:table-row table:style-name="Tabla1.2">
          <table:table-cell table:style-name="Tabla1.B1" table:number-columns-spanned="2" office:value-type="string">
            <text:p text:style-name="P14"/>
            <text:p text:style-name="P16">Reglas de Confidencialidad</text:p>
            <text:p text:style-name="P17"><text:span text:style-name="T3">Clasificación</text:span><text:span text:style-name="T1">:</text:span><text:span text:style-name="T4"> Software de licencia dual libre con fines de investigación, y comercial para su aplicación en ámbitos con fines de lucro, factible de exportar por las partes desarrolladoras, de carácter nacional.</text:span></text:p>
            <text:p text:style-name="P15"><text:span text:style-name="T13">Este documento contiene información propietaria de </text:span><text:span text:style-name="ALBET_20_Char"><text:span text:style-name="T14">Abel Meneses Abad</text:span></text:span><text:span text:style-name="T13">, y es emitido confidencialmente para orientar al equipo de desarrollo de ToNgueLP.</text:span></text:p>
            <text:p text:style-name="P18">El que recibe el documento asume la custodia y control, comprometiéndose a no reproducir, divulgar, difundir o de cualquier manera hacer de conocimientos público su contenido, excepto para cumplir el propósito para el cual se ha generado.</text:p>
            <text:p text:style-name="P19">Estas reglas son aplicables a las <text:span text:style-name="T9"><text:page-count style:num-format="1">9</text:page-count></text:span> áginas de este documento. </text:p>
          </table:table-cell>
          <table:covered-table-cell/>
        </table:table-row>
      </table:table>
      <text:p text:style-name="P30"/>
      <text:p text:style-name="P31"><text:bookmark-start text:name="Índice"/>Índice<text:bookmark-end text:name="Índice"/> de contenidos</text:p>
      <text:table-of-content text:style-name="Sect1" text:name="Índice de contenido1">
        <text:table-of-content-source text:outline-level="3">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7"><text:a xlink:type="simple" xlink:href="#__RefHeading__5763_1597302656" text:style-name="Index_20_Link" text:visited-style-name="Index_20_Link">Glosario de términos.<text:tab/>1</text:a></text:p>
          <text:p text:style-name="P38"><text:a xlink:type="simple" xlink:href="#__RefHeading__4096_549429935" text:style-name="Index_20_Link" text:visited-style-name="Index_20_Link"><text:s text:c="2"/>Referidos a la Lingüística<text:tab/>2</text:a></text:p>
          <text:p text:style-name="P39"><text:a xlink:type="simple" xlink:href="#__RefHeading__2964_1081523524" text:style-name="Index_20_Link" text:visited-style-name="Index_20_Link"><text:s text:c="2"/>Disciplinas Lingüísticas<text:tab/>2</text:a></text:p>
          <text:p text:style-name="P39"><text:a xlink:type="simple" xlink:href="#__RefHeading__2666_1081523524" text:style-name="Index_20_Link" text:visited-style-name="Index_20_Link"><text:s text:c="2"/>Relaciones Semánticas<text:tab/>2</text:a></text:p>
          <text:p text:style-name="P39"><text:a xlink:type="simple" xlink:href="#__RefHeading__3034_1081523524" text:style-name="Index_20_Link" text:visited-style-name="Index_20_Link"><text:s text:c="2"/>Paráfrasis<text:tab/>2</text:a></text:p>
          <text:p text:style-name="P39"><text:a xlink:type="simple" xlink:href="#__RefHeading__3064_1081523524" text:style-name="Index_20_Link" text:visited-style-name="Index_20_Link"><text:s text:c="2"/>Otros<text:tab/>3</text:a></text:p>
          <text:p text:style-name="P38"><text:a xlink:type="simple" xlink:href="#__RefHeading__3358_549429935" text:style-name="Index_20_Link" text:visited-style-name="Index_20_Link"><text:s text:c="2"/>Referidos al Procesamiento del Lenguaje Natural<text:tab/>4</text:a></text:p>
          <text:p text:style-name="P39"><text:a xlink:type="simple" xlink:href="#__RefHeading__4556_1081523524" text:style-name="Index_20_Link" text:visited-style-name="Index_20_Link"><text:s text:c="2"/>Tareas de NLP<text:tab/>4</text:a></text:p>
          <text:p text:style-name="P39"><text:a xlink:type="simple" xlink:href="#__RefHeading__4558_1081523524" text:style-name="Index_20_Link" text:visited-style-name="Index_20_Link"><text:s text:c="2"/>Técnicas de Pre-procesamiento de Textos<text:tab/>4</text:a></text:p>
          <text:p text:style-name="P39"><text:a xlink:type="simple" xlink:href="#__RefHeading__4560_1081523524" text:style-name="Index_20_Link" text:visited-style-name="Index_20_Link"><text:s text:c="2"/>Métricas de cadena<text:tab/>5</text:a></text:p>
          <text:p text:style-name="P39"><text:a xlink:type="simple" xlink:href="#__RefHeading__4562_1081523524" text:style-name="Index_20_Link" text:visited-style-name="Index_20_Link"><text:s text:c="2"/>Otros<text:tab/>5</text:a></text:p>
          <text:p text:style-name="P38"><text:a xlink:type="simple" xlink:href="#__RefHeading__3066_1081523524" text:style-name="Index_20_Link" text:visited-style-name="Index_20_Link"><text:s text:c="2"/>Referidos al Procesamiento de Textos<text:tab/>6</text:a></text:p>
          <text:p text:style-name="P38"><text:a xlink:type="simple" xlink:href="#__RefHeading__3976_549429935" text:style-name="Index_20_Link" text:visited-style-name="Index_20_Link"><text:s text:c="2"/>Referidos a la Detección Automática de Plagio<text:tab/>7</text:a></text:p>
          <text:p text:style-name="P39"><text:a xlink:type="simple" xlink:href="#__RefHeading__4101_1081523524" text:style-name="Index_20_Link" text:visited-style-name="Index_20_Link"><text:s text:c="2"/>Métodos para Reutilizar Textos <text:tab/>7</text:a></text:p>
          <text:p text:style-name="P39"><text:a xlink:type="simple" xlink:href="#__RefHeading__4103_1081523524" text:style-name="Index_20_Link" text:visited-style-name="Index_20_Link"><text:s text:c="2"/>Tipos de Plagio <text:tab/>7</text:a></text:p>
          <text:p text:style-name="P39"><text:a xlink:type="simple" xlink:href="#__RefHeading__4105_1081523524" text:style-name="Index_20_Link" text:visited-style-name="Index_20_Link"><text:s text:c="2"/>Métodos de Plagio<text:tab/>7</text:a></text:p>
          <text:p text:style-name="P39"><text:a xlink:type="simple" xlink:href="#__RefHeading__4564_1081523524" text:style-name="Index_20_Link" text:visited-style-name="Index_20_Link"><text:s text:c="2"/>Métricas<text:tab/>7</text:a></text:p>
          <text:p text:style-name="P39"><text:a xlink:type="simple" xlink:href="#__RefHeading__4107_1081523524" text:style-name="Index_20_Link" text:visited-style-name="Index_20_Link"><text:s text:c="2"/>Otros<text:tab/>8</text:a></text:p>
          <text:p text:style-name="P37"><text:a xlink:type="simple" xlink:href="#__RefHeading__2966_1081523524" text:style-name="Index_20_Link" text:visited-style-name="Index_20_Link"><text:s text:c="2"/>Bibliografía<text:tab/>9</text:a></text:p>
        </text:index-body>
      </text:table-of-content>
      <text:h text:style-name="P58" text:outline-level="2"><text:bookmark-start text:name="__RefHeading__4096_549429935"/><text:soft-page-break/>Referidos a la Lingüística<text:bookmark-end text:name="__RefHeading__4096_549429935"/></text:h>
      <text:h text:style-name="Heading_20_3" text:outline-level="3"><text:bookmark-start text:name="__RefHeading__2964_1081523524"/>Disciplinas Lingüísticas<text:bookmark-end text:name="__RefHeading__2964_1081523524"/></text:h>
      <text:p text:style-name="Text_20_body">Esta clasificación mayoritariamente viene de <text:reference-mark-start text:name="ADDIN CSL_CITATION {&quot;mendeley&quot;: {&quot;previouslyFormattedCitation&quot;: &quot;(Jurafsky &amp; Martin, 2009)&quot;}, &quot;citationItems&quot;: [{&quot;uris&quot;: [&quot;http://www.mendeley.com/documents/?uuid=6e36dc3c-5544-45ea-9551-6027f42729c7&quot;], &quot;id&quot;: &quot;ITEM-1&quot;, &quot;itemData&quot;: {&quot;publisher&quot;: &quot;Prentice Hall&quot;, &quot;author&quot;: [{&quot;given&quot;: &quot;Daniel&quot;, &quot;family&quot;: &quot;Jurafsky&quot;}, {&quot;given&quot;: &quot;James H&quot;, &quot;family&quot;: &quot;Martin&quot;}], &quot;issued&quot;: {&quot;date-parts&quot;: [[&quot;2009&quot;]]}, &quot;title&quot;: &quot;Speech and Language Processing: An introduction to natural language processing&quot;, &quot;id&quot;: &quot;ITEM-1&quot;, &quot;edition&quot;: &quot;Second Edi&quot;, &quot;type&quot;: &quot;book&quot;, &quot;page&quot;: &quot;1044&quot;}}], &quot;properties&quot;: {&quot;noteIndex&quot;: 0}, &quot;schema&quot;: &quot;https://github.com/citation-style-language/schema/raw/master/csl-citation.json&quot;} RNDkEdxs52zBJ"/><text:span text:style-name="T22">(Jurafsky &amp; Martin, 2009)</text:span><text:reference-mark-end text:name="ADDIN CSL_CITATION {&quot;mendeley&quot;: {&quot;previouslyFormattedCitation&quot;: &quot;(Jurafsky &amp; Martin, 2009)&quot;}, &quot;citationItems&quot;: [{&quot;uris&quot;: [&quot;http://www.mendeley.com/documents/?uuid=6e36dc3c-5544-45ea-9551-6027f42729c7&quot;], &quot;id&quot;: &quot;ITEM-1&quot;, &quot;itemData&quot;: {&quot;publisher&quot;: &quot;Prentice Hall&quot;, &quot;author&quot;: [{&quot;given&quot;: &quot;Daniel&quot;, &quot;family&quot;: &quot;Jurafsky&quot;}, {&quot;given&quot;: &quot;James H&quot;, &quot;family&quot;: &quot;Martin&quot;}], &quot;issued&quot;: {&quot;date-parts&quot;: [[&quot;2009&quot;]]}, &quot;title&quot;: &quot;Speech and Language Processing: An introduction to natural language processing&quot;, &quot;id&quot;: &quot;ITEM-1&quot;, &quot;edition&quot;: &quot;Second Edi&quot;, &quot;type&quot;: &quot;book&quot;, &quot;page&quot;: &quot;1044&quot;}}], &quot;properties&quot;: {&quot;noteIndex&quot;: 0}, &quot;schema&quot;: &quot;https://github.com/citation-style-language/schema/raw/master/csl-citation.json&quot;} RNDkEdxs52zBJ"/>⁠</text:p>
      <text:list xml:id="list1406661625" text:style-name="L1">
        <text:list-item>
          <text:p text:style-name="P42"><text:span text:style-name="T16">Fonética &amp; Fonología </text:span><text:span text:style-name="T15">(Phonetics &amp; Phonology):</text:span></text:p>
        </text:list-item>
        <text:list-item>
          <text:p text:style-name="P42"><text:span text:style-name="T16">Morfología lingüística: </text:span><text:span text:style-name="T15">estudia la forma de las palabras, estudia las palabras y su estructura interna.</text:span></text:p>
        </text:list-item>
        <text:list-item>
          <text:p text:style-name="P45">Lexicología:</text:p>
        </text:list-item>
        <text:list-item>
          <text:p text:style-name="P45">Semántica:</text:p>
        </text:list-item>
        <text:list-item>
          <text:p text:style-name="P42"><text:span text:style-name="T16">Sintaxis:</text:span><text:span text:style-name="T15"> describe como las palabras se combinan para formar sintagmas, oraciones y frases.</text:span></text:p>
        </text:list-item>
        <text:list-item>
          <text:p text:style-name="P47">Pragmática</text:p>
        </text:list-item>
        <text:list-item>
          <text:p text:style-name="P47">Discurso</text:p>
        </text:list-item>
      </text:list>
      <text:h text:style-name="P63" text:outline-level="3"><text:bookmark-start text:name="__RefHeading__2666_1081523524"/>Relaciones Semánticas<text:bookmark-end text:name="__RefHeading__2666_1081523524"/></text:h>
      <text:p text:style-name="P7"><text:span text:style-name="T6">Hipónimo:</text:span><text:span text:style-name="T10"> Los hipónimos son palabras o términos específicos de una clase o conjunto de significado más amplio o general (hiperónimo). Término del ámbito semántico, algunos de sus ejemplos son 'coche' o 'moto' con respecto a 'vehículo', 'rosa' o 'margarita' en relación con 'flor', 'cerveza' o 'vino' y 'bebida', etc.</text:span></text:p>
      <text:p text:style-name="P7"><text:span text:style-name="T6">Tropónimos:</text:span><text:span text:style-name="T10"> son hipónimos verbales que denotan una determinada manera o modo de llevar a cabo la acción del verbo. El término proviene de las palabras griegas tropos, que significa 'modo, manera', y ónoma, 'nombre'. Es el caso, por ejemplo, de susurrar (hipónimo de hablar, pero en voz baja, a modo de murmullo), juguetear (jugar, pero sin propósito determinado), deambular (caminar, andar, pero sin dirección determinada), etc.</text:span></text:p>
      <text:p text:style-name="P8">Transcreation<text:span text:style-name="T10"> (Transcreación): es la re-escritura completa de un texto en un idioma extranjero teniendo en cuenta las especificidades culturales de dicha lengua. El término transcreación es un componente esencial en la internacionalización. Se aplica generalmente en marketing y publicidad donde el contenido de la comunicación debe producir el mismo impacto en el público del mercado al que nos dirigimos que el contenido original en el idioma original.</text:span></text:p>
      <text:h text:style-name="P63" text:outline-level="3"><text:bookmark-start text:name="__RefHeading__3034_1081523524"/>Paráfrasis<text:bookmark-end text:name="__RefHeading__3034_1081523524"/></text:h>
      <text:list xml:id="list366644003" text:style-name="L2">
        <text:list-item>
          <text:p text:style-name="P40">Same Polarity</text:p>
        </text:list-item>
        <text:list-item>
          <text:p text:style-name="P40">Order</text:p>
        </text:list-item>
        <text:list-item>
          <text:p text:style-name="P40">Synthetic/Analytic</text:p>
        </text:list-item>
        <text:list-item>
          <text:p text:style-name="P40"><text:soft-page-break/>Semantic</text:p>
        </text:list-item>
        <text:list-item>
          <text:p text:style-name="P40">Spelling</text:p>
        </text:list-item>
        <text:list-item>
          <text:p text:style-name="P40">Addition/Deletion</text:p>
        </text:list-item>
      </text:list>
      <text:h text:style-name="P63" text:outline-level="3"><text:bookmark-start text:name="__RefHeading__3064_1081523524"/>Otros<text:bookmark-end text:name="__RefHeading__3064_1081523524"/></text:h>
      <text:p text:style-name="P24"><text:span text:style-name="T19">Lexicón:</text:span><text:span text:style-name="T12"> Conjunto abstracto no ordenado de entradas léxicas que se definen de acuerdo a sus rasgos fónicos y gramaticales. / Conjunto de las palabras y lexemas de una lengua y libro en que se contienen.</text:span><text:reference-mark-start text:name="ADDIN CSL_CITATION {&quot;mendeley&quot;: {&quot;previouslyFormattedCitation&quot;: &quot;(Moreno, 2000)&quot;}, &quot;citationItems&quot;: [{&quot;uris&quot;: [&quot;http://www.mendeley.com/documents/?uuid=26582c8b-14cc-438f-8f99-2faa6bbdb83c&quot;], &quot;id&quot;: &quot;ITEM-1&quot;, &quot;itemData&quot;: {&quot;title&quot;: &quot;DISE\u00d1O E IMPLEMENTACI\u00d3N DE UN LEXIC\u00d3N COMPUTACIONAL PARA LEXICOGRAF\u00cdA Y TRADUCCI\u00d3N AUTOM\u00c1TICA&quot;, &quot;issued&quot;: {&quot;date-parts&quot;: [[&quot;2000&quot;]]}, &quot;author&quot;: [{&quot;given&quot;: &quot;Antonio&quot;, &quot;family&quot;: &quot;Moreno&quot;}], &quot;volume&quot;: &quot;9&quot;, &quot;container-title&quot;: &quot;Estudios de Ling\u00fc\u00edstica del Espa\u00f1ol&quot;, &quot;type&quot;: &quot;article-journal&quot;, &quot;id&quot;: &quot;ITEM-1&quot;}}], &quot;properties&quot;: {&quot;noteIndex&quot;: 0}, &quot;schema&quot;: &quot;https://github.com/citation-style-language/schema/raw/master/csl-citation.json&quot;} RND1gREIITjlz"/><text:span text:style-name="T23">(Moreno, 2000)</text:span><text:reference-mark-end text:name="ADDIN CSL_CITATION {&quot;mendeley&quot;: {&quot;previouslyFormattedCitation&quot;: &quot;(Moreno, 2000)&quot;}, &quot;citationItems&quot;: [{&quot;uris&quot;: [&quot;http://www.mendeley.com/documents/?uuid=26582c8b-14cc-438f-8f99-2faa6bbdb83c&quot;], &quot;id&quot;: &quot;ITEM-1&quot;, &quot;itemData&quot;: {&quot;title&quot;: &quot;DISE\u00d1O E IMPLEMENTACI\u00d3N DE UN LEXIC\u00d3N COMPUTACIONAL PARA LEXICOGRAF\u00cdA Y TRADUCCI\u00d3N AUTOM\u00c1TICA&quot;, &quot;issued&quot;: {&quot;date-parts&quot;: [[&quot;2000&quot;]]}, &quot;author&quot;: [{&quot;given&quot;: &quot;Antonio&quot;, &quot;family&quot;: &quot;Moreno&quot;}], &quot;volume&quot;: &quot;9&quot;, &quot;container-title&quot;: &quot;Estudios de Ling\u00fc\u00edstica del Espa\u00f1ol&quot;, &quot;type&quot;: &quot;article-journal&quot;, &quot;id&quot;: &quot;ITEM-1&quot;}}], &quot;properties&quot;: {&quot;noteIndex&quot;: 0}, &quot;schema&quot;: &quot;https://github.com/citation-style-language/schema/raw/master/csl-citation.json&quot;} RND1gREIITjlz"/><text:span text:style-name="T12">⁠</text:span></text:p>
      <text:p text:style-name="P24"><text:span text:style-name="T19">Flexión </text:span><text:span text:style-name="T12">(en lingüística): es la alteración que experimentan las palabra mediante morfemas <text:s/>constituyentes según el significado gramatical o categórico para expresar sus distintas funciones dentro de la oración y sus relaciones de dependencia o de concordancia con otras palabras o elementos oracionales. (Wikipedia en español) Ejemplo los sufijos flexivos al cambiar la categoría(o función léxica) de una palabra expresan esta propiedad; también lo hacen los morfemas cuando cambian número o persona.</text:span></text:p>
      <text:p text:style-name="P21"><text:span text:style-name="T6">verbos modales:</text:span> <text:s/></text:p>
      <text:p text:style-name="P21"><text:span text:style-name="T6">diátesis:</text:span> </text:p>
      <text:p text:style-name="P21"><text:span text:style-name="T6">elipsis</text:span> (en lingüística):</text:p>
      <text:p text:style-name="P21"><text:span text:style-name="T6">morfemas:</text:span> letras que pospuestas al lexema indican los accidentes del vocablo: género, número, tiempo y persona. </text:p>
      <text:p text:style-name="P21"><text:span text:style-name="T6">afijo:</text:span> el conjunto que reune los sufijos, prefijos, interfijos, infijos y circunfijos.</text:p>
      <text:p text:style-name="P22"><text:span text:style-name="T6">Acento tónico:</text:span> cuando una sílaba recibe la acentuación se dice que es tónica.</text:p>
      <text:p text:style-name="P22">Engaño verbal (verbal deception):</text:p>
      <text:p text:style-name="P22"><text:span text:style-name="T6">Collocations:</text:span> secuencia de palabras que aparecen juntas de forma frecuente, estableciéndose como nuevos códigos de la lengua. Ej. “caballero negro”, “vino blanco”, “Estados Unidos de Norteamérica”, etc.</text:p>
      <text:h text:style-name="P60" text:outline-level="2"><text:bookmark-start text:name="__RefHeading__3358_549429935"/>Referidos al Procesamiento del Lenguaje Natural<text:bookmark-end text:name="__RefHeading__3358_549429935"/></text:h>
      <text:p text:style-name="P20"><text:span text:style-name="T6">Natural Language Processing (NLP):</text:span><text:span text:style-name="T10"> Procesamiento del Lenguaje Natural, área de la computación, altamente relacionada con la lingüística, que engloba todos los problemas de entendimiento (undestanding) o generación (generation) del lenguaje humano.</text:span></text:p>
      <text:h text:style-name="Heading_20_3" text:outline-level="3"><text:bookmark-start text:name="__RefHeading__4556_1081523524"/>Tareas de NLP<text:bookmark-end text:name="__RefHeading__4556_1081523524"/></text:h>
      <text:list xml:id="list1745738463" text:style-name="L3">
        <text:list-item>
          <text:p text:style-name="P46">Entity identification<text:span text:style-name="T10"> (or entity recognition): es un problema de etiquetado dentro de NLP que consiste en identificar las entidades existentes en un texto, como por ejemplo: lugares, nombres, etc.</text:span></text:p>
        </text:list-item>
        <text:list-item>
          <text:p text:style-name="P48"><text:span text:style-name="T6">Textual Entailment</text:span> (implicación textual): en la lógica el texto 1 implica el texto 2, esto podría ser el texto 1 es la pregunta que responde el texto 2; u otro tipo de relaciones.<text:span text:style-name="T26">(Wikipedia)</text:span><text:note text:id="ftn1" text:note-class="footnote"><text:note-citation>1</text:note-citation><text:note-body><text:p text:style-name="Footnote">http://en.wikipedia.org/wiki/Textual_entailment</text:p></text:note-body></text:note></text:p>
        </text:list-item>
        <text:list-item>
          <text:p text:style-name="P48"><text:span text:style-name="T6">Part of Speech</text:span> (POS): área de NLP que estudia el como encontrar las funciones léxicas de las palabras o las partes de la oración, dentro de las dos formas en que se presenta el lenguaje natural(idiomas humanos), los textos y ficheros de audio.</text:p>
        </text:list-item>
        <text:list-item>
          <text:p text:style-name="P43"><text:span text:style-name="T7">Semantic Role Labeling:</text:span><text:span text:style-name="T20"> </text:span><text:span text:style-name="T11">identifying how a noun phrase relates to the verb (as agent, patient, instrument, and so on). <text:s/>Para cada clausula , determinar el rol semántico jugado por cada frase sustantiva que es un argumento del verbo. También se refiere a este tema como “case role analysis,” “thematic analysis,” and “shallow semantic parsing” Roles semánticos más compunes:</text:span></text:p>
          <text:list>
            <text:list-item>
              <text:p text:style-name="P56">Agent: Actor of an action </text:p>
            </text:list-item>
            <text:list-item>
              <text:p text:style-name="P56">Patient: Entity affected by the action </text:p>
            </text:list-item>
            <text:list-item>
              <text:p text:style-name="P56">Instrument: Tool used in performing action. </text:p>
            </text:list-item>
            <text:list-item>
              <text:p text:style-name="P56">Beneficiary: Entity for whom action is performed </text:p>
            </text:list-item>
            <text:list-item>
              <text:p text:style-name="P56">Source: Origin of the affected entity </text:p>
            </text:list-item>
            <text:list-item>
              <text:p text:style-name="P56">Destination: Destination of the affected entity</text:p>
            </text:list-item>
          </text:list>
        </text:list-item>
      </text:list>
      <text:h text:style-name="P63" text:outline-level="3"><text:bookmark-start text:name="__RefHeading__4558_1081523524"/>Técnicas de Pre-procesamiento de Textos<text:bookmark-end text:name="__RefHeading__4558_1081523524"/></text:h>
      <text:list xml:id="list1355635028" text:style-name="L4">
        <text:list-item>
          <text:p text:style-name="P44"><text:span text:style-name="T16">Chunking</text:span><text:span text:style-name="T15">: cortar en pedazos largos. En linguística significa tomar segmentos largos de varias frases para analizarlas. O sea dividir en pasajes, que pueden superponerse incluso, sin que estos tengan que coincidir obligatoriamente con los párrafos del texto. Detalles: se menciona en la literatura el término “chunking strategy” ejemplo de ellas pueden ser: (i) 25-line chunking, (ii) 4-sentence chunking or (iii) paragraph chunking.</text:span></text:p>
        </text:list-item>
        <text:list-item>
          <text:p text:style-name="P44"><text:span text:style-name="T16">Stemming:</text:span><text:span text:style-name="T15"> proceso mediante el cual se eliminan de la palabra los “</text:span><text:span text:style-name="T16">morfemas</text:span><text:span text:style-name="T15">”, utilizando reglas predefinidas que se corresponden con las terminaciones más comunes de las palabras en un idioma. </text:span><text:bookmark-start text:name="__DdeLink__948_1965215289"/><text:span text:style-name="T15">Trabaja la morfología de las palabras.</text:span><text:bookmark-end text:name="__DdeLink__948_1965215289"/></text:p>
        </text:list-item>
        <text:list-item>
          <text:p text:style-name="P44"><text:soft-page-break/><text:span text:style-name="T16">Lematizar</text:span><text:span text:style-name="T15"> (lemmatiz): proceso mediante el cual se extrae el “</text:span><text:span text:style-name="T16">lexema</text:span><text:span text:style-name="T15">” de la palabra. Generalmente es necesario utilizar una base de datos que contenga información de los lexemas o lemas(como también se le suele llamar a los lexemas), estas BD son generalmente semánticas. Trabaja la morfología de las palabras.</text:span></text:p>
        </text:list-item>
      </text:list>
      <text:h text:style-name="P64" text:outline-level="3"><text:bookmark-start text:name="__RefHeading__4560_1081523524"/>Métricas de cadena<text:bookmark-end text:name="__RefHeading__4560_1081523524"/></text:h>
      <text:p text:style-name="P35"><text:span text:style-name="T17">(String Metrics) Son las métricas que miden similaridad o no-similaridad entre cadenas de texto.</text:span><text:span text:style-name="T18">(</text:span><text:a xlink:type="simple" xlink:href="../../../../../19_Linguistica_Computacional/Enciclopedia/String_metric_-_Wikipedia,_the_free_encyclopedia/index.html"><text:span text:style-name="T18">Wikipedia</text:span></text:a><text:span text:style-name="T18">)</text:span><text:span text:style-name="T17"><text:note text:id="ftn2" text:note-class="footnote"><text:note-citation>2</text:note-citation><text:note-body><text:p text:style-name="Footnote">http://en.wikipedia.org/wiki/String_metric</text:p></text:note-body></text:note></text:span></text:p>
      <text:list xml:id="list474084185" text:style-name="L5">
        <text:list-item>
          <text:p text:style-name="P49">Levenstein Distance</text:p>
        </text:list-item>
      </text:list>
      <text:h text:style-name="P65" text:outline-level="3"><text:bookmark-start text:name="__RefHeading__4562_1081523524"/>Otros<text:bookmark-end text:name="__RefHeading__4562_1081523524"/></text:h>
      <text:p text:style-name="P20"><text:span text:style-name="T6">Compresión lingüística:</text:span> <text:span text:style-name="T10">procesos del tratamiento lingüístico en el que se reducen los términos estudiados. Ejemplo: la lematización y el stemming son tipos de compresión lingüística.</text:span></text:p>
      <text:p text:style-name="P23"><text:span text:style-name="T16">Lexicón computacional:</text:span><text:span text:style-name="T15"> subconjunto del conjunto total de entradas que constituye un lexicón para una lengua natural, normalmente un dominio específico.</text:span></text:p>
      <text:p text:style-name="P23"><text:span text:style-name="T16">n-gramas</text:span><text:span text:style-name="T15"> (n-grams): subconjunto de n fragmentos, que pueden ser caracteres o palabras. Ej: La computadora estaba encendida. 3-gramas: “La computadora estaba”, y “computadora estaba encendida”, tiene dos 3-gramas, y un solo 4-grama.</text:span></text:p>
      <text:p text:style-name="P21"><text:span text:style-name="T6">Token:</text:span> A token is the technical name for a sequence of characters — such as hairy, his, or :) — that we want to treat as a group. (Bird 2009, NLP with Py)</text:p>
      <text:p text:style-name="P34"/>
      <text:p text:style-name="P29"><text:span text:style-name="T20">Parse Trees: </text:span><text:span text:style-name="T11">árboles de análisis gramatical. Resultado de la descomposición de una oración en sus partes componentes, tales como: sujeto y predicado, y luego estos en componentes más específicos y así sucesivamente.</text:span></text:p>
      <text:p text:style-name="P25"><text:span text:style-name="T6">Fuzzy string matching:</text:span> ...(extraído de Taming Text)</text:p>
      <text:h text:style-name="P59" text:outline-level="2"><text:bookmark-start text:name="__RefHeading__3066_1081523524"/>Referidos al Procesamiento de Textos<text:bookmark-end text:name="__RefHeading__3066_1081523524"/></text:h>
      <text:p text:style-name="P20"><text:span text:style-name="T6">Corrección Ortográfica</text:span> <text:span text:style-name="T10">(spell checking)</text:span>: <text:span text:style-name="T10">procesos del tratamiento lingüístico que elimina errores a partir de la comparación con supuestos correctos de la lengua. Ejemplo: Camaguey lleva diéresis en la u(ü), su forma correcta sería: Camagüey.</text:span></text:p>
      <text:p text:style-name="P20"><text:span text:style-name="T6">Normalización de Textos</text:span><text:span text:style-name="T10"> (text normalization): es el subproceso que implica mezclar diferentes formas de escritura en una sola apropiada y aceptable; por ejemplo un documento puede contener los símbolos “Señor”, “señor”, “Sr.”,”Sr” todos ellos deben ser normalizados a una única forma. <text:s/>“...involves merging different written forms of a token into a canonical normalized form; for example, a document may contain the equivalent tokens “Mr.”, “Mr”, “mister”, and “Mister” that would all be normalized to a single form. ” (Indurkhya 2008, p. 10)</text:span></text:p>
      <text:h text:style-name="P61" text:outline-level="2"><text:bookmark-start text:name="__RefHeading__3976_549429935"/>Referidos a la Detección Automática de Plagio<text:bookmark-end text:name="__RefHeading__3976_549429935"/></text:h>
      <text:p text:style-name="Standard"><text:span text:style-name="T6">Automatic Plagiarism Detection</text:span> (Detección Automática de Plagio): disciplina de las ciencias de la computación que analiza, diseña, implementa y prueba algoritmos que resuelven los problemas de cada una de las fases de la detección de texto re-usado sin la cita adecuada de sus autores originales. Mayoritariamente se dedica a la detección del plagio en textos, <text:s/>existen pocos ejemplos de la utilización de estas técnicas en otras propiedades intelectuales digitales como la pintura digital, medias, etc. Estas técnicas pertenecen también a la ciencia forense de textos digitales. <text:s/>para <text:s/>Suele dividirse en tres etapas: Source Retrieval, Text Alignment y Knowledge Based Post-Processing.</text:p>
      <text:h text:style-name="Heading_20_3" text:outline-level="3"><text:bookmark-start text:name="__RefHeading__4101_1081523524"/><text:span text:style-name="T6">Métodos para Reutilizar Textos</text:span> <text:bookmark-end text:name="__RefHeading__4101_1081523524"/></text:h>
      <text:p text:style-name="Standard">(Methods for Text Re-Use )<text:reference-mark-start text:name="ADDIN CSL_CITATION {&quot;mendeley&quot;: {&quot;previouslyFormattedCitation&quot;: &quot;(Barr\u00f3n-Cede\u00f1o, 2012)&quot;, &quot;manualFormatting&quot;: &quot;(Barr\u00f3n-Cede\u00f1o, 2012, p\u00e1g-13)&quot;}, &quot;citationItems&quot;: [{&quot;uris&quot;: [&quot;http://www.mendeley.com/documents/?uuid=36dbe87d-1b77-4f31-b587-6cc28ef559b5&quot;], &quot;id&quot;: &quot;ITEM-1&quot;, &quot;itemData&quot;: {&quot;publisher&quot;: &quot;Universidad Polit\u00e9cnica de Valencia&quot;, &quot;author&quot;: [{&quot;given&quot;: &quot;Alberto&quot;, &quot;family&quot;: &quot;Barr\u00f3n-Cede\u00f1o&quot;}], &quot;issued&quot;: {&quot;date-parts&quot;: [[&quot;2012&quot;]]}, &quot;abstract&quot;: &quot;Esta tesis trata sobre la reutilizaci\u00f3n de textos traslingue, reutilizaci\u00f3n de textos con parafr\u00e1sis y la reutilizaci\u00f3n monoling\u00fce y transling\u00fce dentro y desde Wikipedia. Propone un modelo de similitud estad\u00edstico para los casos transling\u00fce. Estudia las tipolog\u00edas de parafr\u00e1sis. Adem\u00e1s desarrolla numerosos experimentos utilizando la Wikipedia para mejorar los modelos de reutilizaci\u00f3n translingue.&quot;, &quot;title&quot;: &quot;On the Mono- and Cross-Language Detection of Text Re-Use and Plagiarism&quot;, &quot;id&quot;: &quot;ITEM-1&quot;, &quot;type&quot;: &quot;thesis&quot;, &quot;issue&quot;: &quot;June&quot;, &quot;page&quot;: &quot;350&quot;}}], &quot;properties&quot;: {&quot;noteIndex&quot;: 0}, &quot;schema&quot;: &quot;https://github.com/citation-style-language/schema/raw/master/csl-citation.json&quot;} RNDgeONxDlHu4"/><text:span text:style-name="T22">(Barrón-Cedeño, 2012, pág-13)</text:span><text:reference-mark-end text:name="ADDIN CSL_CITATION {&quot;mendeley&quot;: {&quot;previouslyFormattedCitation&quot;: &quot;(Barr\u00f3n-Cede\u00f1o, 2012)&quot;, &quot;manualFormatting&quot;: &quot;(Barr\u00f3n-Cede\u00f1o, 2012, p\u00e1g-13)&quot;}, &quot;citationItems&quot;: [{&quot;uris&quot;: [&quot;http://www.mendeley.com/documents/?uuid=36dbe87d-1b77-4f31-b587-6cc28ef559b5&quot;], &quot;id&quot;: &quot;ITEM-1&quot;, &quot;itemData&quot;: {&quot;publisher&quot;: &quot;Universidad Polit\u00e9cnica de Valencia&quot;, &quot;author&quot;: [{&quot;given&quot;: &quot;Alberto&quot;, &quot;family&quot;: &quot;Barr\u00f3n-Cede\u00f1o&quot;}], &quot;issued&quot;: {&quot;date-parts&quot;: [[&quot;2012&quot;]]}, &quot;abstract&quot;: &quot;Esta tesis trata sobre la reutilizaci\u00f3n de textos traslingue, reutilizaci\u00f3n de textos con parafr\u00e1sis y la reutilizaci\u00f3n monoling\u00fce y transling\u00fce dentro y desde Wikipedia. Propone un modelo de similitud estad\u00edstico para los casos transling\u00fce. Estudia las tipolog\u00edas de parafr\u00e1sis. Adem\u00e1s desarrolla numerosos experimentos utilizando la Wikipedia para mejorar los modelos de reutilizaci\u00f3n translingue.&quot;, &quot;title&quot;: &quot;On the Mono- and Cross-Language Detection of Text Re-Use and Plagiarism&quot;, &quot;id&quot;: &quot;ITEM-1&quot;, &quot;type&quot;: &quot;thesis&quot;, &quot;issue&quot;: &quot;June&quot;, &quot;page&quot;: &quot;350&quot;}}], &quot;properties&quot;: {&quot;noteIndex&quot;: 0}, &quot;schema&quot;: &quot;https://github.com/citation-style-language/schema/raw/master/csl-citation.json&quot;} RNDgeONxDlHu4"/>⁠</text:p>
      <text:list xml:id="list432089551" text:style-name="L6">
        <text:list-item>
          <text:p text:style-name="P41"/>
        </text:list-item>
      </text:list>
      <text:h text:style-name="Heading_20_3" text:outline-level="3"><text:bookmark-start text:name="__RefHeading__4103_1081523524"/>Tipos de Plagio <text:bookmark-end text:name="__RefHeading__4103_1081523524"/></text:h>
      <text:p text:style-name="P21">(Plagiarism Tipologies)<text:reference-mark-start text:name="ADDIN CSL_CITATION {&quot;mendeley&quot;: {&quot;previouslyFormattedCitation&quot;: &quot;(Barr\u00f3n-Cede\u00f1o, 2012; Imran, 2010)&quot;, &quot;manualFormatting&quot;: &quot;(Barr\u00f3n-Cede\u00f1o, 2012, p\u00e1g-17; Imran, 2010)&quot;}, &quot;citationItems&quot;: [{&quot;uris&quot;: [&quot;http://www.mendeley.com/documents/?uuid=36dbe87d-1b77-4f31-b587-6cc28ef559b5&quot;], &quot;id&quot;: &quot;ITEM-1&quot;, &quot;itemData&quot;: {&quot;publisher&quot;: &quot;Universidad Polit\u00e9cnica de Valencia&quot;, &quot;author&quot;: [{&quot;given&quot;: &quot;Alberto&quot;, &quot;family&quot;: &quot;Barr\u00f3n-Cede\u00f1o&quot;}], &quot;issued&quot;: {&quot;date-parts&quot;: [[&quot;2012&quot;]]}, &quot;abstract&quot;: &quot;Esta tesis trata sobre la reutilizaci\u00f3n de textos traslingue, reutilizaci\u00f3n de textos con parafr\u00e1sis y la reutilizaci\u00f3n monoling\u00fce y transling\u00fce dentro y desde Wikipedia. Propone un modelo de similitud estad\u00edstico para los casos transling\u00fce. Estudia las tipolog\u00edas de parafr\u00e1sis. Adem\u00e1s desarrolla numerosos experimentos utilizando la Wikipedia para mejorar los modelos de reutilizaci\u00f3n translingue.&quot;, &quot;title&quot;: &quot;On the Mono- and Cross-Language Detection of Text Re-Use and Plagiarism&quot;, &quot;id&quot;: &quot;ITEM-1&quot;, &quot;type&quot;: &quot;thesis&quot;, &quot;issue&quot;: &quot;June&quot;, &quot;page&quot;: &quot;350&quot;}}, {&quot;uris&quot;: [&quot;http://www.mendeley.com/documents/?uuid=3b21584d-40c7-4126-84d3-be389403b1a1&quot;], &quot;id&quot;: &quot;ITEM-2&quot;, &quot;itemData&quot;: {&quot;DOI&quot;: &quot;10.1145/1929609.1929613&quot;, &quot;type&quot;: &quot;article-journal&quot;, &quot;author&quot;: [{&quot;given&quot;: &quot;Naveed&quot;, &quot;family&quot;: &quot;Imran&quot;}], &quot;issued&quot;: {&quot;date-parts&quot;: [[&quot;2010&quot;, &quot;12&quot;, &quot;1&quot;]]}, &quot;title&quot;: &quot;Electronic media, creativity and plagiarism&quot;, &quot;page&quot;: &quot;25-44&quot;, &quot;volume&quot;: &quot;40&quot;, &quot;container-title&quot;: &quot;ACM SIGCAS Computers and Society&quot;, &quot;issue&quot;: &quot;4&quot;, &quot;id&quot;: &quot;ITEM-2&quot;}}], &quot;properties&quot;: {&quot;noteIndex&quot;: 0}, &quot;schema&quot;: &quot;https://github.com/citation-style-language/schema/raw/master/csl-citation.json&quot;} RNDWfJAcBFeAQ"/><text:span text:style-name="T22">(Barrón-Cedeño, 2012, pág-17; Imran, 2010)</text:span><text:reference-mark-end text:name="ADDIN CSL_CITATION {&quot;mendeley&quot;: {&quot;previouslyFormattedCitation&quot;: &quot;(Barr\u00f3n-Cede\u00f1o, 2012; Imran, 2010)&quot;, &quot;manualFormatting&quot;: &quot;(Barr\u00f3n-Cede\u00f1o, 2012, p\u00e1g-17; Imran, 2010)&quot;}, &quot;citationItems&quot;: [{&quot;uris&quot;: [&quot;http://www.mendeley.com/documents/?uuid=36dbe87d-1b77-4f31-b587-6cc28ef559b5&quot;], &quot;id&quot;: &quot;ITEM-1&quot;, &quot;itemData&quot;: {&quot;publisher&quot;: &quot;Universidad Polit\u00e9cnica de Valencia&quot;, &quot;author&quot;: [{&quot;given&quot;: &quot;Alberto&quot;, &quot;family&quot;: &quot;Barr\u00f3n-Cede\u00f1o&quot;}], &quot;issued&quot;: {&quot;date-parts&quot;: [[&quot;2012&quot;]]}, &quot;abstract&quot;: &quot;Esta tesis trata sobre la reutilizaci\u00f3n de textos traslingue, reutilizaci\u00f3n de textos con parafr\u00e1sis y la reutilizaci\u00f3n monoling\u00fce y transling\u00fce dentro y desde Wikipedia. Propone un modelo de similitud estad\u00edstico para los casos transling\u00fce. Estudia las tipolog\u00edas de parafr\u00e1sis. Adem\u00e1s desarrolla numerosos experimentos utilizando la Wikipedia para mejorar los modelos de reutilizaci\u00f3n translingue.&quot;, &quot;title&quot;: &quot;On the Mono- and Cross-Language Detection of Text Re-Use and Plagiarism&quot;, &quot;id&quot;: &quot;ITEM-1&quot;, &quot;type&quot;: &quot;thesis&quot;, &quot;issue&quot;: &quot;June&quot;, &quot;page&quot;: &quot;350&quot;}}, {&quot;uris&quot;: [&quot;http://www.mendeley.com/documents/?uuid=3b21584d-40c7-4126-84d3-be389403b1a1&quot;], &quot;id&quot;: &quot;ITEM-2&quot;, &quot;itemData&quot;: {&quot;DOI&quot;: &quot;10.1145/1929609.1929613&quot;, &quot;type&quot;: &quot;article-journal&quot;, &quot;author&quot;: [{&quot;given&quot;: &quot;Naveed&quot;, &quot;family&quot;: &quot;Imran&quot;}], &quot;issued&quot;: {&quot;date-parts&quot;: [[&quot;2010&quot;, &quot;12&quot;, &quot;1&quot;]]}, &quot;title&quot;: &quot;Electronic media, creativity and plagiarism&quot;, &quot;page&quot;: &quot;25-44&quot;, &quot;volume&quot;: &quot;40&quot;, &quot;container-title&quot;: &quot;ACM SIGCAS Computers and Society&quot;, &quot;issue&quot;: &quot;4&quot;, &quot;id&quot;: &quot;ITEM-2&quot;}}], &quot;properties&quot;: {&quot;noteIndex&quot;: 0}, &quot;schema&quot;: &quot;https://github.com/citation-style-language/schema/raw/master/csl-citation.json&quot;} RNDWfJAcBFeAQ"/></text:p>
      <text:list xml:id="list79547370" text:style-name="L7">
        <text:list-item>
          <text:p text:style-name="P50"/>
        </text:list-item>
      </text:list>
      <text:h text:style-name="P63" text:outline-level="3"><text:bookmark-start text:name="__RefHeading__4105_1081523524"/>Métodos de Plagio<text:bookmark-end text:name="__RefHeading__4105_1081523524"/></text:h>
      <text:p text:style-name="P21">Como se implementan los tipos de plagio.</text:p>
      <text:list xml:id="list687477479" text:style-name="L8">
        <text:list-item>
          <text:p text:style-name="P55"><text:span text:style-name="T6">Paraphrase Plagiarism</text:span><text:span text:style-name="T10"> (plagio parafrástico): consiste en tomar los escritos de otra persona, añadiendo o quitando palabras o letras, agregando errores deliberados de ortografía y gramática, insertando palabras con significados similares o reordenando oraciones y frases.”(Kakkonen y Mozgovoy, 2010)</text:span></text:p>
        </text:list-item>
        <text:list-item>
          <text:p text:style-name="P55"><text:span text:style-name="T6">Verbatim Plagiarism:</text:span><text:span text:style-name="T10"> plagio literal o copy-paste.</text:span></text:p>
        </text:list-item>
        <text:list-item>
          <text:p text:style-name="P51">Instrinsic Plagiarism</text:p>
        </text:list-item>
        <text:list-item>
          <text:p text:style-name="P51">Extrinsic Plagiarism</text:p>
        </text:list-item>
        <text:list-item>
          <text:p text:style-name="P51">Mono-lingual Plagiarism</text:p>
        </text:list-item>
        <text:list-item>
          <text:p text:style-name="P51">Cross-lingual Plagiarism</text:p>
        </text:list-item>
        <text:list-item>
          <text:p text:style-name="P51">Idea Plagiarism</text:p>
        </text:list-item>
      </text:list>
      <text:h text:style-name="P63" text:outline-level="3"><text:bookmark-start text:name="__RefHeading__4564_1081523524"/>Métricas<text:bookmark-end text:name="__RefHeading__4564_1081523524"/></text:h>
      <text:p text:style-name="P20"><text:span text:style-name="T10">Para evaluar el proceso de detección automática de plagio.</text:span><text:reference-mark-start text:name="ADDIN CSL_CITATION {&quot;mendeley&quot;: {&quot;previouslyFormattedCitation&quot;: &quot;(Oberreuter &amp; Vel\u00e1squez, 2012)&quot;, &quot;manualFormatting&quot;: &quot;(Oberreuter &amp; Vel\u00e1squez, 2012, p.8)&quot;}, &quot;citationItems&quot;: [{&quot;uris&quot;: [&quot;http://www.mendeley.com/documents/?uuid=52c65167-ebdf-4a04-aed8-aa2e2e5c693f&quot;], &quot;id&quot;: &quot;ITEM-1&quot;, &quot;itemData&quot;: {&quot;publisher-place&quot;: &quot;Santiago de Chile, Chile&quot;, &quot;title&quot;: &quot;Exploring Text Features for Automatic Detection of Plagiarism&quot;, &quot;issued&quot;: {&quot;date-parts&quot;: [[&quot;2012&quot;]]}, &quot;author&quot;: [{&quot;given&quot;: &quot;Gabriel Gallardo&quot;, &quot;family&quot;: &quot;Oberreuter&quot;}, {&quot;given&quot;: &quot;Juan D.&quot;, &quot;family&quot;: &quot;Vel\u00e1squez&quot;}], &quot;id&quot;: &quot;ITEM-1&quot;, &quot;type&quot;: &quot;report&quot;, &quot;page&quot;: &quot;14&quot;}}], &quot;properties&quot;: {&quot;noteIndex&quot;: 0}, &quot;schema&quot;: &quot;https://github.com/citation-style-language/schema/raw/master/csl-citation.json&quot;} RNDyB7PQPiu9T"/><text:span text:style-name="T10">(Oberreuter &amp; Velásquez, 2012, p.8)</text:span><text:reference-mark-end text:name="ADDIN CSL_CITATION {&quot;mendeley&quot;: {&quot;previouslyFormattedCitation&quot;: &quot;(Oberreuter &amp; Vel\u00e1squez, 2012)&quot;, &quot;manualFormatting&quot;: &quot;(Oberreuter &amp; Vel\u00e1squez, 2012, p.8)&quot;}, &quot;citationItems&quot;: [{&quot;uris&quot;: [&quot;http://www.mendeley.com/documents/?uuid=52c65167-ebdf-4a04-aed8-aa2e2e5c693f&quot;], &quot;id&quot;: &quot;ITEM-1&quot;, &quot;itemData&quot;: {&quot;publisher-place&quot;: &quot;Santiago de Chile, Chile&quot;, &quot;title&quot;: &quot;Exploring Text Features for Automatic Detection of Plagiarism&quot;, &quot;issued&quot;: {&quot;date-parts&quot;: [[&quot;2012&quot;]]}, &quot;author&quot;: [{&quot;given&quot;: &quot;Gabriel Gallardo&quot;, &quot;family&quot;: &quot;Oberreuter&quot;}, {&quot;given&quot;: &quot;Juan D.&quot;, &quot;family&quot;: &quot;Vel\u00e1squez&quot;}], &quot;id&quot;: &quot;ITEM-1&quot;, &quot;type&quot;: &quot;report&quot;, &quot;page&quot;: &quot;14&quot;}}], &quot;properties&quot;: {&quot;noteIndex&quot;: 0}, &quot;schema&quot;: &quot;https://github.com/citation-style-language/schema/raw/master/csl-citation.json&quot;} RNDyB7PQPiu9T"/><text:span text:style-name="T24">, </text:span><text:reference-mark-start text:name="ADDIN CSL_CITATION {&quot;mendeley&quot;: {&quot;previouslyFormattedCitation&quot;: &quot;(Grozea &amp; Popescu, 2012, p. 7)&quot;, &quot;manualFormatting&quot;: &quot;(Grozea &amp; Popescu, 2012, p.7)&quot;}, &quot;citationItems&quot;: [{&quot;locator&quot;: &quot;7&quot;, &quot;uris&quot;: [&quot;http://www.mendeley.com/documents/?uuid=58c0e72d-e908-4291-a71e-8e1e22d70602&quot;], &quot;id&quot;: &quot;ITEM-1&quot;, &quot;itemData&quot;: {&quot;publisher-place&quot;: &quot;Berl\u00edn, Germany&quot;, &quot;author&quot;: [{&quot;given&quot;: &quot;Cristian&quot;, &quot;family&quot;: &quot;Grozea&quot;}, {&quot;given&quot;: &quot;Marius&quot;, &quot;family&quot;: &quot;Popescu&quot;}], &quot;issued&quot;: {&quot;date-parts&quot;: [[&quot;2012&quot;]]}, &quot;title&quot;: &quot;Encoplot - Tuned for High Recall (also proposing a new plagiarism detection score)&quot;, &quot;page&quot;: &quot;12&quot;, &quot;container-title&quot;: &quot;PAN'2012&quot;, &quot;type&quot;: &quot;paper-conference&quot;, &quot;id&quot;: &quot;ITEM-1&quot;}}], &quot;properties&quot;: {&quot;noteIndex&quot;: 0}, &quot;schema&quot;: &quot;https://github.com/citation-style-language/schema/raw/master/csl-citation.json&quot;} RNDtp8ID5VyNQ"/><text:span text:style-name="T24">(Grozea &amp; Popescu, 2012, p.7)</text:span><text:reference-mark-end text:name="ADDIN CSL_CITATION {&quot;mendeley&quot;: {&quot;previouslyFormattedCitation&quot;: &quot;(Grozea &amp; Popescu, 2012, p. 7)&quot;, &quot;manualFormatting&quot;: &quot;(Grozea &amp; Popescu, 2012, p.7)&quot;}, &quot;citationItems&quot;: [{&quot;locator&quot;: &quot;7&quot;, &quot;uris&quot;: [&quot;http://www.mendeley.com/documents/?uuid=58c0e72d-e908-4291-a71e-8e1e22d70602&quot;], &quot;id&quot;: &quot;ITEM-1&quot;, &quot;itemData&quot;: {&quot;publisher-place&quot;: &quot;Berl\u00edn, Germany&quot;, &quot;author&quot;: [{&quot;given&quot;: &quot;Cristian&quot;, &quot;family&quot;: &quot;Grozea&quot;}, {&quot;given&quot;: &quot;Marius&quot;, &quot;family&quot;: &quot;Popescu&quot;}], &quot;issued&quot;: {&quot;date-parts&quot;: [[&quot;2012&quot;]]}, &quot;title&quot;: &quot;Encoplot - Tuned for High Recall (also proposing a new plagiarism detection score)&quot;, &quot;page&quot;: &quot;12&quot;, &quot;container-title&quot;: &quot;PAN'2012&quot;, &quot;type&quot;: &quot;paper-conference&quot;, &quot;id&quot;: &quot;ITEM-1&quot;}}], &quot;properties&quot;: {&quot;noteIndex&quot;: 0}, &quot;schema&quot;: &quot;https://github.com/citation-style-language/schema/raw/master/csl-citation.json&quot;} RNDtp8ID5VyNQ"/><text:span text:style-name="T10">⁠, </text:span><text:reference-mark-start text:name="ADDIN CSL_CITATION {&quot;mendeley&quot;: {&quot;previouslyFormattedCitation&quot;: &quot;(Potthast, Stein, Barr\u00f3n-Cede\u00f1o, &amp; Rosso, 2010)&quot;}, &quot;citationItems&quot;: [{&quot;uris&quot;: [&quot;http://www.mendeley.com/documents/?uuid=f8829d85-a149-4827-a986-1676cef74774&quot;], &quot;id&quot;: &quot;ITEM-1&quot;, &quot;itemData&quot;: {&quot;publisher&quot;: &quot;ACM Press&quot;, &quot;type&quot;: &quot;paper-conference&quot;, &quot;publisher-place&quot;: &quot;Beijing, China&quot;, &quot;author&quot;: [{&quot;given&quot;: &quot;Martin&quot;, &quot;family&quot;: &quot;Potthast&quot;}, {&quot;given&quot;: &quot;Benno&quot;, &quot;family&quot;: &quot;Stein&quot;}, {&quot;given&quot;: &quot;Alberto&quot;, &quot;family&quot;: &quot;Barr\u00f3n-Cede\u00f1o&quot;}, {&quot;given&quot;: &quot;Paolo&quot;, &quot;family&quot;: &quot;Rosso&quot;}], &quot;issued&quot;: {&quot;date-parts&quot;: [[&quot;2010&quot;]]}, &quot;title&quot;: &quot;An Evaluation Framework for Plagiarism Detection&quot;, &quot;page&quot;: &quot;997-1005&quot;, &quot;container-title&quot;: &quot;Coling 2010, 23rd International Conference on Computational Linguistics&quot;, &quot;issue&quot;: &quot;August&quot;, &quot;id&quot;: &quot;ITEM-1&quot;}}], &quot;properties&quot;: {&quot;noteIndex&quot;: 0}, &quot;schema&quot;: &quot;https://github.com/citation-style-language/schema/raw/master/csl-citation.json&quot;} RND3u5M4hXJMi"/><text:span text:style-name="T24">(Potthast, Stein, Barrón-Cedeño, &amp; Rosso, 2010)</text:span><text:reference-mark-end text:name="ADDIN CSL_CITATION {&quot;mendeley&quot;: {&quot;previouslyFormattedCitation&quot;: &quot;(Potthast, Stein, Barr\u00f3n-Cede\u00f1o, &amp; Rosso, 2010)&quot;}, &quot;citationItems&quot;: [{&quot;uris&quot;: [&quot;http://www.mendeley.com/documents/?uuid=f8829d85-a149-4827-a986-1676cef74774&quot;], &quot;id&quot;: &quot;ITEM-1&quot;, &quot;itemData&quot;: {&quot;publisher&quot;: &quot;ACM Press&quot;, &quot;type&quot;: &quot;paper-conference&quot;, &quot;publisher-place&quot;: &quot;Beijing, China&quot;, &quot;author&quot;: [{&quot;given&quot;: &quot;Martin&quot;, &quot;family&quot;: &quot;Potthast&quot;}, {&quot;given&quot;: &quot;Benno&quot;, &quot;family&quot;: &quot;Stein&quot;}, {&quot;given&quot;: &quot;Alberto&quot;, &quot;family&quot;: &quot;Barr\u00f3n-Cede\u00f1o&quot;}, {&quot;given&quot;: &quot;Paolo&quot;, &quot;family&quot;: &quot;Rosso&quot;}], &quot;issued&quot;: {&quot;date-parts&quot;: [[&quot;2010&quot;]]}, &quot;title&quot;: &quot;An Evaluation Framework for Plagiarism Detection&quot;, &quot;page&quot;: &quot;997-1005&quot;, &quot;container-title&quot;: &quot;Coling 2010, 23rd International Conference on Computational Linguistics&quot;, &quot;issue&quot;: &quot;August&quot;, &quot;id&quot;: &quot;ITEM-1&quot;}}], &quot;properties&quot;: {&quot;noteIndex&quot;: 0}, &quot;schema&quot;: &quot;https://github.com/citation-style-language/schema/raw/master/csl-citation.json&quot;} RND3u5M4hXJMi"/><text:span text:style-name="T24">, </text:span></text:p>
      <text:list xml:id="list1082428236" text:style-name="L9">
        <text:list-item>
          <text:p text:style-name="P52"><text:soft-page-break/>Precision</text:p>
        </text:list-item>
        <text:list-item>
          <text:p text:style-name="P52">Recall</text:p>
        </text:list-item>
        <text:list-item>
          <text:p text:style-name="P52">Granularity</text:p>
        </text:list-item>
        <text:list-item>
          <text:p text:style-name="P52">Plagdet</text:p>
        </text:list-item>
        <text:list-item>
          <text:p text:style-name="P52">F-measure</text:p>
        </text:list-item>
      </text:list>
      <text:h text:style-name="P63" text:outline-level="3"><text:bookmark-start text:name="__RefHeading__4107_1081523524"/>Otros<text:bookmark-end text:name="__RefHeading__4107_1081523524"/></text:h>
      <text:p text:style-name="P21"><text:span text:style-name="T6">Sparse matching:</text:span> coincidencia esparcida, se aplica cuando dos documentos son similares en uno o más fragmentos aislados.</text:p>
      <text:p text:style-name="P20"><text:span text:style-name="T6">high context similarity:</text:span><text:span text:style-name="T10"> similaridad en textos largos.</text:span></text:p>
      <text:p text:style-name="P20"><text:span text:style-name="T6">short context similarity:</text:span><text:span text:style-name="T10"> similaridad en textos cortos, como resúmenes, noticias, etc.</text:span></text:p>
      <text:p text:style-name="P20"><text:span text:style-name="T6">Umbrales</text:span><text:span text:style-name="T10">(idea del 01/10/2013): La heurística pudiera considerar lo siguiente, 4 umbrales. El primero es la "similitud en la colección" (tf-idf, usado por Kong, hace esto)[valorar luego como insertar en este umbral el tipo de índice basado en citas(ver url de wikipedia que lo explica, o buscar más, escribir a Gi)]. 2do umbral "similitud entre dos documentos"(high treshold(ediciones por ejemplo) o lowtreshold(un fragmento o varios cuya </text:span><text:span text:style-name="T21">∑ </text:span><text:span text:style-name="T10">representa un pequeño % del documento total)). 3er umbral "posición" o sea si dos fragmentos son iguales su primera oración similar no dista de la última oración similar en más del 40% del total del fragmento. 4to umbral, "número de oraciones similares", tal y como refleja la literatura este umbral se puede hacer &gt;= 3, pues dos oraciones o una no refleja contenido suficiente para establecer una similitud considerable a texto reusado.</text:span></text:p>
      <text:p text:style-name="P20"><text:span text:style-name="T6">high similarity treshold:</text:span><text:span text:style-name="T10"> un gran % del documento similar a otro.</text:span></text:p>
      <text:p text:style-name="P20"><text:span text:style-name="T6">low similarity treshold:</text:span><text:span text:style-name="T10"> un pequeño % del documento similar a otro. Generalmente son similares en fragmentos, párrafos o textos cortos. No se refiere en ningún momento a similaridad en oraciones.</text:span></text:p>
      <text:p text:style-name="P21">Semantic density:</text:p>
      <text:p text:style-name="P21"><text:span text:style-name="T6">Actually, AI / NLP is not even scientific:</text:span> A science integrates all its disciplines. However, the disciplines of AI are incompatible. Thus, AI is not fundamental, and therefore not scientific. Example: Ontology (automated reasoning) and NLP are incompatible: Ontology is based on formal language and NLP is based on natural language. And therefore, scientists fail to integrate both to: reasoning in natural language. </text:p>
      <text:p text:style-name="P21">Why is crucial information discarded during the NLP process? Crucial information makes the difference between the current quick-and-dirty approach to knowledge technology and my fundamental approach. Example: Scientists fail to implement automatic generation of useful questions - because of this crucial information that is lost - while generating useful question is extremely simple: My system utilizes Natural Laws of Intelligence in grammar; A Natural Law of Intelligence in grammar: Conjunction “or” defines a choice; Given “A person is a man or a <text:soft-page-break/>woman.” and “Chris is a person.”; Substitution of both sentences: “Chris is a man or a woman.”; Conversion to a question: “Is Chris a man or a woman?”. (03/11/2013 a través de Linkedin)</text:p>
      <text:p text:style-name="P21"/>
      <text:h text:style-name="Heading_20_1" text:outline-level="1"><text:bookmark-start text:name="__RefHeading__2966_1081523524"/>Bibliografía<text:bookmark-end text:name="__RefHeading__2966_1081523524"/></text:h>
      <text:section text:style-name="Sect2" text:name="ADDIN Mendeley Bibliography CSL_BIBLIOGRAPHY  RNDwaUw9I5CCM">
        <text:p text:style-name="P32"> </text:p>
        <text:p text:style-name="P36">Barrón-Cedeño, A. (2012). <text:span text:style-name="T25">On the Mono- and Cross-Language Detection of Text Re-Use and Plagiarism</text:span>. Universidad Politécnica de Valencia.</text:p>
        <text:p text:style-name="P36">Grozea, C., &amp; Popescu, M. (2012). Encoplot - Tuned for High Recall (also proposing a new plagiarism detection score). <text:span text:style-name="T25">PAN’2012</text:span> (p. 12). Berlín, Germany.</text:p>
        <text:p text:style-name="P36">Imran, N. (2010). Electronic media, creativity and plagiarism. <text:span text:style-name="T25">ACM SIGCAS Computers and Society</text:span>, <text:span text:style-name="T25">40</text:span>(4), 25–44. doi:10.1145/1929609.1929613</text:p>
        <text:p text:style-name="P36">Jurafsky, D., &amp; Martin, J. H. (2009). <text:span text:style-name="T25">Speech and Language Processing: An introduction to natural language processing</text:span> (Second Edi., p. 1044). Prentice Hall.</text:p>
        <text:p text:style-name="P36">Moreno, A. (2000). DISEÑO E IMPLEMENTACIÓN DE UN LEXICÓN COMPUTACIONAL PARA LEXICOGRAFÍA Y TRADUCCIÓN AUTOMÁTICA. <text:span text:style-name="T25">Estudios de Lingüística del Español</text:span>, <text:span text:style-name="T25">9</text:span>. Retrieved from http://elies.rediris.es/elies9/index.htm</text:p>
        <text:p text:style-name="P36">Oberreuter, G. G., &amp; Velásquez, J. D. (2012). <text:span text:style-name="T25">Exploring Text Features for Automatic Detection of Plagiarism</text:span> (p. 14). Santiago de Chile, Chile.</text:p>
        <text:p text:style-name="P36">Potthast, M., Stein, B., Barrón-Cedeño, A., &amp; Rosso, P. (2010). An Evaluation Framework for Plagiarism Detection. <text:span text:style-name="T25">Coling 2010, 23rd International Conference on Computational Linguistics</text:span> (pp. 997–1005). Beijing, China: ACM Press.</text:p>
        <text:p text:style-name="P36">Potthast, M., Stein, B., &amp; Rosso, P. (2010). An Evaluation Framework for Plagiarism Detection.</text:p>
        <text:p text:style-name="P3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Liberation Sans3" svg:font-family="'Liberation Sans'" style:font-family-generic="swiss"/>
    <style:font-face style:name="DejaVu Sans1" svg:font-family="'DejaVu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style:font-adornments="Negrita" style:font-family-generic="swiss" style:font-pitch="variable"/>
    <style:font-face style:name="Liberation Sans2" svg:font-family="'Liberation Sans'" style:font-adornments="Predeterminado"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s" fo:country="E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in" fo:margin-bottom="0in" fo:text-align="justify" style:justify-single-word="false" fo:orphans="0" fo:widows="0" fo:hyphenation-ladder-count="no-limit" style:page-number="auto" style:writing-mode="lr-tb"/>
      <style:text-properties style:use-window-font-color="true" style:font-name="Liberation Sans" fo:font-size="12pt" fo:language="es" fo:country="MX" fo:font-weight="normal" style:letter-kerning="true" style:font-name-asian="DejaVu Sans1" style:font-size-asian="14pt" style:language-asian="zxx" style:country-asian="none" style:font-weight-asian="bold" style:font-name-complex="Times New Roman" style:font-size-complex="14pt" style:language-complex="ar" style:country-complex="SA" style:font-weight-complex="bold"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text-properties fo:font-size="12pt" fo:font-weight="normal"/>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100%" fo:margin-left="0in" fo:margin-right="0in" fo:margin-top="0.1665in" fo:margin-bottom="0.0417in" fo:text-indent="0in" style:auto-text-indent="false" fo:keep-with-next="always"/>
      <style:text-properties fo:color="#000000" style:font-name="Arial" fo:font-size="12pt" fo:font-style="normal" fo:font-weight="bold" style:letter-kerning="true" style:font-size-asian="12pt" style:font-style-asian="normal"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master-page-name="">
      <style:paragraph-properties fo:margin="100%" fo:margin-left="0in" fo:margin-right="0in" fo:margin-top="0.1665in" fo:margin-bottom="0.0417in" fo:text-indent="0in" style:auto-text-indent="false" style:page-number="auto" fo:background-color="transparent" style:shadow="none" fo:keep-with-next="always">
        <style:tab-stops/>
        <style:background-image/>
      </style:paragraph-properties>
      <style:text-properties fo:color="#000000" style:font-name="Liberation Sans1" fo:font-size="12pt" fo:font-style="normal" fo:font-weight="bold" style:font-size-asian="12pt" style:font-style-asian="normal" style:font-weight-asian="bold" style:font-name-complex="Arial" style:font-size-complex="14pt" style:font-style-complex="italic" style:font-weight-complex="bold"/>
    </style:style>
    <style:style style:name="Encabezado1"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Encabezado1" style:class="index">
      <style:paragraph-properties fo:margin="100%" fo:margin-left="0in" fo:margin-right="0in" fo:margin-top="0in" fo:margin-bottom="0in" fo:text-indent="0in" style:auto-text-indent="false" text:number-lines="false" text:line-number="0"/>
      <style:text-properties style:font-name="Arial" fo:font-size="12pt" fo:font-weight="bold" style:font-size-asian="12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text-properties fo:font-size="10pt" fo:font-weight="normal"/>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7.1217in" style:type="right" style:leader-style="dotted" style:leader-text="."/>
        </style:tab-stops>
      </style:paragraph-properties>
      <style:text-properties fo:font-size="12pt" fo:font-weight="normal"/>
    </style:style>
    <style:style style:name="Titulo_20_Portada" style:display-name="Titulo Portada" style:family="paragraph" style:parent-style-name="Standard">
      <style:text-properties fo:text-transform="uppercase" fo:color="#000080" fo:font-size="18pt" fo:font-weight="bold" style:font-size-asian="18pt" style:font-weight-asian="bold" style:font-size-complex="18pt"/>
    </style:style>
    <style:style style:name="IP" style:family="paragraph" style:parent-style-name="Standard">
      <style:paragraph-properties>
        <style:tab-stops>
          <style:tab-stop style:position="3in" style:type="center"/>
          <style:tab-stop style:position="6in" style:type="right"/>
        </style:tab-stops>
      </style:paragraph-properties>
      <style:text-properties fo:color="#000080" fo:font-weight="bold" style:font-weight-asian="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6925in" style:type="right" style:leader-style="dotted" style:leader-text="."/>
        </style:tab-stops>
      </style:paragraph-properties>
      <style:text-properties fo:font-size="11pt" fo:font-weight="normal"/>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6925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6.6925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6.6925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6.6925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6.6925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6.6925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6.6925in" style:type="right" style:leader-style="dotted" style:leader-text="."/>
        </style:tab-stops>
      </style:paragraph-properties>
    </style:style>
    <style:style style:name="Encabezado_20_I" style:display-name="Encabezado I" style:family="paragraph" style:parent-style-name="Standard" style:class="text"/>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Text" style:family="paragraph" style:parent-style-name="Caption" style:class="extra"/>
    <style:style style:name="Cuerpo_20_de_20_texto_20_justificado" style:display-name="Cuerpo de texto justificado" style:family="paragraph" style:parent-style-name="Standard">
      <style:paragraph-properties fo:text-align="start" style:justify-single-word="false"/>
    </style:style>
    <style:style style:name="Sangría_20_de_20_la_20_primera_20_línea" style:display-name="Sangría de la primera línea" style:family="paragraph" style:parent-style-name="Standard">
      <style:paragraph-properties fo:margin="100%" fo:margin-left="0in" fo:margin-right="0in" fo:margin-top="0in" fo:margin-bottom="0in" fo:text-indent="0.2362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1" style:family="paragraph" style:parent-style-name="Standard"/>
    <style:style style:name="Título2" style:family="paragraph" style:parent-style-name="Standard">
      <style:paragraph-properties fo:margin="100%" fo:margin-left="0in" fo:margin-right="0.0783in" fo:margin-top="0.0398in" fo:margin-bottom="0.0398in" fo:text-indent="0in" style:auto-text-indent="false"/>
    </style:style>
    <style:style style:name="Encabezado2" style:family="paragraph" style:parent-style-name="Standard">
      <style:paragraph-properties fo:margin-top="0.1654in" fo:margin-bottom="0.0827in"/>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100%"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FreeSans" fo:font-size="32pt" fo:font-style="normal" fo:text-shadow="none" style:text-underline-style="none" fo:font-weight="normal"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Predeterminado_7e_LT_7e_Gliederung_20_2" style:display-name="Predeterminado~LT~Gliederung 2" style:family="paragraph" style:parent-style-name="Predeterminado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333399" fo:font-size="28pt" style:font-size-asian="28pt" style:font-size-complex="28pt"/>
    </style:style>
    <style:style style:name="Predeterminado_7e_LT_7e_Gliederung_20_3" style:display-name="Predeterminado~LT~Gliederung 3" style:family="paragraph" style:parent-style-name="Predeterminado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6600" fo:font-size="24pt" style:font-size-asian="24pt" style:font-size-complex="24pt"/>
    </style:style>
    <style:style style:name="Predeterminado_7e_LT_7e_Gliederung_20_4" style:display-name="Predeterminado~LT~Gliederung 4" style:family="paragraph" style:parent-style-name="Predeterminado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fo:font-size="20pt" style:font-size-asian="20pt" style:font-size-complex="20pt"/>
    </style:style>
    <style:style style:name="Predeterminado_7e_LT_7e_Gliederung_20_5" style:display-name="Predeterminado~LT~Gliederung 5" style:family="paragraph" style:parent-style-name="Predeterminado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cc"/>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ff" style:text-outline="false" style:text-line-through-style="none" style:font-name="FreeSans" fo:font-size="36pt" fo:font-style="normal" fo:text-shadow="none" style:text-underline-style="none" fo:font-weight="normal"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Predeterminado_7e_LT_7e_Untertitel" style:display-name="Predeterminado~LT~Untertitel" style:family="paragraph">
      <style:paragraph-properties fo:margin="100%" fo:margin-left="0in" fo:margin-right="0in" fo:margin-top="0.111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32pt" fo:font-style="normal" fo:text-shadow="none" style:text-underline-style="none" fo:font-weight="normal"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Predeterminado_7e_LT_7e_Notizen" style:display-name="Predeterminado~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12pt" fo:font-style="normal" fo:text-shadow="none" style:text-underline-style="none" fo:font-weight="normal"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Predeterminado_7e_LT_7e_Hintergrundobjekte" style:display-name="Predeterminado~LT~Hintergrundobjekte"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0pt" fo:font-style="normal" fo:text-shadow="none" style:text-underline-style="none" fo:font-weight="bold" style:font-name-asian="Times New Roman" style:font-size-asian="20pt" style:font-style-asian="normal" style:font-weight-asian="bold" style:font-name-complex="Times New Roman" style:font-size-complex="20pt" style:font-style-complex="normal" style:font-weight-complex="bold"/>
    </style:style>
    <style:style style:name="Predeterminado_7e_LT_7e_Hintergrund" style:display-name="Predeterminado~LT~Hintergrund" style:family="paragraph">
      <style:paragraph-properties fo:text-align="center" style:justify-single-word="false" style:text-autospace="none"/>
    </style:style>
    <style:style style:name="default" style:family="paragraph">
      <style:paragraph-properties fo:margin="100%" fo:margin-left="0in" fo:margin-right="0in" fo:margin-top="0in" fo:margin-bottom="0in" style:line-height-at-least="0.139in" fo:text-indent="0in" style:auto-text-indent="false" style:text-autospace="none"/>
      <style:text-properties style:use-window-font-color="true" style:font-name="FreeSans" fo:font-size="18pt" style:font-name-asian="FreeSans" style:font-size-asian="18pt" style:font-name-complex="FreeSans"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Objetos_20_de_20_fondo" style:display-name="Objetos de fondo" style:family="paragraph">
      <style:paragraph-properties style:text-autospace="none"/>
      <style:text-properties style:letter-kerning="true"/>
    </style:style>
    <style:style style:name="Fondo" style:family="paragraph">
      <style:paragraph-properties fo:text-align="center" style:justify-single-word="false" style:text-autospace="none"/>
    </style:style>
    <style:style style:name="Notas"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Esquema_20_1" style:display-name="Esquema 1" style:family="paragraph">
      <style:paragraph-properties fo:margin="100%"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Esquema_20_2" style:display-name="Esquema 2" style:family="paragraph" style:parent-style-name="Esquema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333399" fo:font-size="28pt" style:font-size-asian="28pt" style:font-size-complex="28pt"/>
    </style:style>
    <style:style style:name="Esquema_20_3" style:display-name="Esquema 3" style:family="paragraph" style:parent-style-name="Esquema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6600" fo:font-size="24pt" style:font-size-asian="24pt" style:font-size-complex="24pt"/>
    </style:style>
    <style:style style:name="Esquema_20_4" style:display-name="Esquema 4" style:family="paragraph" style:parent-style-name="Esquema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fo:font-size="20pt" style:font-size-asian="20pt" style:font-size-complex="20pt"/>
    </style:style>
    <style:style style:name="Esquema_20_5" style:display-name="Esquema 5" style:family="paragraph" style:parent-style-name="Esquema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cc"/>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Título1_7e_LT_7e_Gliederung_20_1" style:display-name="Título1~LT~Gliederung 1" style:family="paragraph">
      <style:paragraph-properties fo:margin="100%"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1_7e_LT_7e_Gliederung_20_2" style:display-name="Título1~LT~Gliederung 2" style:family="paragraph" style:parent-style-name="Título1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333399" fo:font-size="28pt" style:font-size-asian="28pt" style:font-size-complex="28pt"/>
    </style:style>
    <style:style style:name="Título1_7e_LT_7e_Gliederung_20_3" style:display-name="Título1~LT~Gliederung 3" style:family="paragraph" style:parent-style-name="Título1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6600" fo:font-size="24pt" style:font-size-asian="24pt" style:font-size-complex="24pt"/>
    </style:style>
    <style:style style:name="Título1_7e_LT_7e_Gliederung_20_4" style:display-name="Título1~LT~Gliederung 4" style:family="paragraph" style:parent-style-name="Título1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fo:font-size="20pt" style:font-size-asian="20pt" style:font-size-complex="20pt"/>
    </style:style>
    <style:style style:name="Título1_7e_LT_7e_Gliederung_20_5" style:display-name="Título1~LT~Gliederung 5" style:family="paragraph" style:parent-style-name="Título1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cc"/>
    </style:style>
    <style:style style:name="Título1_7e_LT_7e_Gliederung_20_6" style:display-name="Título1~LT~Gliederung 6" style:family="paragraph" style:parent-style-name="Título1_7e_LT_7e_Gliederung_20_5"/>
    <style:style style:name="Título1_7e_LT_7e_Gliederung_20_7" style:display-name="Título1~LT~Gliederung 7" style:family="paragraph" style:parent-style-name="Título1_7e_LT_7e_Gliederung_20_6"/>
    <style:style style:name="Título1_7e_LT_7e_Gliederung_20_8" style:display-name="Título1~LT~Gliederung 8" style:family="paragraph" style:parent-style-name="Título1_7e_LT_7e_Gliederung_20_7"/>
    <style:style style:name="Título1_7e_LT_7e_Gliederung_20_9" style:display-name="Título1~LT~Gliederung 9" style:family="paragraph" style:parent-style-name="Título1_7e_LT_7e_Gliederung_20_8"/>
    <style:style style:name="Título1_7e_LT_7e_Titel" style:display-name="Título1~LT~Titel"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Título1_7e_LT_7e_Untertitel" style:display-name="Título1~LT~Untertitel" style:family="paragraph">
      <style:paragraph-properties fo:margin="100%" fo:margin-left="0in" fo:margin-right="0in" fo:margin-top="0.111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1_7e_LT_7e_Notizen" style:display-name="Título1~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Título1_7e_LT_7e_Hintergrundobjekte" style:display-name="Título1~LT~Hintergrundobjekte" style:family="paragraph">
      <style:paragraph-properties style:text-autospace="none"/>
      <style:text-properties style:letter-kerning="true"/>
    </style:style>
    <style:style style:name="Título1_7e_LT_7e_Hintergrund" style:display-name="Título1~LT~Hintergrund" style:family="paragraph">
      <style:paragraph-properties fo:text-align="center" style:justify-single-word="false" style:text-autospace="none"/>
    </style:style>
    <style:style style:name="Título2_7e_LT_7e_Gliederung_20_1" style:display-name="Título2~LT~Gliederung 1" style:family="paragraph">
      <style:paragraph-properties fo:margin="100%"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2_7e_LT_7e_Gliederung_20_2" style:display-name="Título2~LT~Gliederung 2" style:family="paragraph" style:parent-style-name="Título2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333399" fo:font-size="28pt" style:font-size-asian="28pt" style:font-size-complex="28pt"/>
    </style:style>
    <style:style style:name="Título2_7e_LT_7e_Gliederung_20_3" style:display-name="Título2~LT~Gliederung 3" style:family="paragraph" style:parent-style-name="Título2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6600" fo:font-size="24pt" style:font-size-asian="24pt" style:font-size-complex="24pt"/>
    </style:style>
    <style:style style:name="Título2_7e_LT_7e_Gliederung_20_4" style:display-name="Título2~LT~Gliederung 4" style:family="paragraph" style:parent-style-name="Título2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fo:font-size="20pt" style:font-size-asian="20pt" style:font-size-complex="20pt"/>
    </style:style>
    <style:style style:name="Título2_7e_LT_7e_Gliederung_20_5" style:display-name="Título2~LT~Gliederung 5" style:family="paragraph" style:parent-style-name="Título2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cc"/>
    </style:style>
    <style:style style:name="Título2_7e_LT_7e_Gliederung_20_6" style:display-name="Título2~LT~Gliederung 6" style:family="paragraph" style:parent-style-name="Título2_7e_LT_7e_Gliederung_20_5"/>
    <style:style style:name="Título2_7e_LT_7e_Gliederung_20_7" style:display-name="Título2~LT~Gliederung 7" style:family="paragraph" style:parent-style-name="Título2_7e_LT_7e_Gliederung_20_6"/>
    <style:style style:name="Título2_7e_LT_7e_Gliederung_20_8" style:display-name="Título2~LT~Gliederung 8" style:family="paragraph" style:parent-style-name="Título2_7e_LT_7e_Gliederung_20_7"/>
    <style:style style:name="Título2_7e_LT_7e_Gliederung_20_9" style:display-name="Título2~LT~Gliederung 9" style:family="paragraph" style:parent-style-name="Título2_7e_LT_7e_Gliederung_20_8"/>
    <style:style style:name="Título2_7e_LT_7e_Titel" style:display-name="Título2~LT~Titel"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Título2_7e_LT_7e_Untertitel" style:display-name="Título2~LT~Untertitel" style:family="paragraph">
      <style:paragraph-properties fo:margin="100%" fo:margin-left="0in" fo:margin-right="0in" fo:margin-top="0.111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2_7e_LT_7e_Notizen" style:display-name="Título2~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Título2_7e_LT_7e_Hintergrundobjekte" style:display-name="Título2~LT~Hintergrundobjekte" style:family="paragraph">
      <style:paragraph-properties style:text-autospace="none"/>
      <style:text-properties style:letter-kerning="true"/>
    </style:style>
    <style:style style:name="Título2_7e_LT_7e_Hintergrund" style:display-name="Título2~LT~Hintergrund" style:family="paragraph">
      <style:paragraph-properties fo:text-align="center" style:justify-single-word="false" style:text-autospace="none"/>
    </style:style>
    <style:style style:name="Título3_7e_LT_7e_Gliederung_20_1" style:display-name="Título3~LT~Gliederung 1" style:family="paragraph">
      <style:paragraph-properties fo:margin="100%"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3_7e_LT_7e_Gliederung_20_2" style:display-name="Título3~LT~Gliederung 2" style:family="paragraph" style:parent-style-name="Título3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333399" fo:font-size="28pt" style:font-size-asian="28pt" style:font-size-complex="28pt"/>
    </style:style>
    <style:style style:name="Título3_7e_LT_7e_Gliederung_20_3" style:display-name="Título3~LT~Gliederung 3" style:family="paragraph" style:parent-style-name="Título3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6600" fo:font-size="24pt" style:font-size-asian="24pt" style:font-size-complex="24pt"/>
    </style:style>
    <style:style style:name="Título3_7e_LT_7e_Gliederung_20_4" style:display-name="Título3~LT~Gliederung 4" style:family="paragraph" style:parent-style-name="Título3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fo:font-size="20pt" style:font-size-asian="20pt" style:font-size-complex="20pt"/>
    </style:style>
    <style:style style:name="Título3_7e_LT_7e_Gliederung_20_5" style:display-name="Título3~LT~Gliederung 5" style:family="paragraph" style:parent-style-name="Título3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cc"/>
    </style:style>
    <style:style style:name="Título3_7e_LT_7e_Gliederung_20_6" style:display-name="Título3~LT~Gliederung 6" style:family="paragraph" style:parent-style-name="Título3_7e_LT_7e_Gliederung_20_5"/>
    <style:style style:name="Título3_7e_LT_7e_Gliederung_20_7" style:display-name="Título3~LT~Gliederung 7" style:family="paragraph" style:parent-style-name="Título3_7e_LT_7e_Gliederung_20_6"/>
    <style:style style:name="Título3_7e_LT_7e_Gliederung_20_8" style:display-name="Título3~LT~Gliederung 8" style:family="paragraph" style:parent-style-name="Título3_7e_LT_7e_Gliederung_20_7"/>
    <style:style style:name="Título3_7e_LT_7e_Gliederung_20_9" style:display-name="Título3~LT~Gliederung 9" style:family="paragraph" style:parent-style-name="Título3_7e_LT_7e_Gliederung_20_8"/>
    <style:style style:name="Título3_7e_LT_7e_Titel" style:display-name="Título3~LT~Titel"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Título3_7e_LT_7e_Untertitel" style:display-name="Título3~LT~Untertitel" style:family="paragraph">
      <style:paragraph-properties fo:margin="100%" fo:margin-left="0in" fo:margin-right="0in" fo:margin-top="0.111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3_7e_LT_7e_Notizen" style:display-name="Título3~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Título3_7e_LT_7e_Hintergrundobjekte" style:display-name="Título3~LT~Hintergrundobjekte" style:family="paragraph">
      <style:paragraph-properties style:text-autospace="none"/>
      <style:text-properties style:letter-kerning="true"/>
    </style:style>
    <style:style style:name="Título3_7e_LT_7e_Hintergrund" style:display-name="Título3~LT~Hintergrund" style:family="paragraph">
      <style:paragraph-properties fo:text-align="center" style:justify-single-word="false" style:text-autospace="none"/>
    </style:style>
    <style:style style:name="Título4_7e_LT_7e_Gliederung_20_1" style:display-name="Título4~LT~Gliederung 1" style:family="paragraph">
      <style:paragraph-properties fo:margin="100%"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4_7e_LT_7e_Gliederung_20_2" style:display-name="Título4~LT~Gliederung 2" style:family="paragraph" style:parent-style-name="Título4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333399" fo:font-size="28pt" style:font-size-asian="28pt" style:font-size-complex="28pt"/>
    </style:style>
    <style:style style:name="Título4_7e_LT_7e_Gliederung_20_3" style:display-name="Título4~LT~Gliederung 3" style:family="paragraph" style:parent-style-name="Título4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6600" fo:font-size="24pt" style:font-size-asian="24pt" style:font-size-complex="24pt"/>
    </style:style>
    <style:style style:name="Título4_7e_LT_7e_Gliederung_20_4" style:display-name="Título4~LT~Gliederung 4" style:family="paragraph" style:parent-style-name="Título4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fo:font-size="20pt" style:font-size-asian="20pt" style:font-size-complex="20pt"/>
    </style:style>
    <style:style style:name="Título4_7e_LT_7e_Gliederung_20_5" style:display-name="Título4~LT~Gliederung 5" style:family="paragraph" style:parent-style-name="Título4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cc"/>
    </style:style>
    <style:style style:name="Título4_7e_LT_7e_Gliederung_20_6" style:display-name="Título4~LT~Gliederung 6" style:family="paragraph" style:parent-style-name="Título4_7e_LT_7e_Gliederung_20_5"/>
    <style:style style:name="Título4_7e_LT_7e_Gliederung_20_7" style:display-name="Título4~LT~Gliederung 7" style:family="paragraph" style:parent-style-name="Título4_7e_LT_7e_Gliederung_20_6"/>
    <style:style style:name="Título4_7e_LT_7e_Gliederung_20_8" style:display-name="Título4~LT~Gliederung 8" style:family="paragraph" style:parent-style-name="Título4_7e_LT_7e_Gliederung_20_7"/>
    <style:style style:name="Título4_7e_LT_7e_Gliederung_20_9" style:display-name="Título4~LT~Gliederung 9" style:family="paragraph" style:parent-style-name="Título4_7e_LT_7e_Gliederung_20_8"/>
    <style:style style:name="Título4_7e_LT_7e_Titel" style:display-name="Título4~LT~Titel"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Título4_7e_LT_7e_Untertitel" style:display-name="Título4~LT~Untertitel" style:family="paragraph">
      <style:paragraph-properties fo:margin="100%" fo:margin-left="0in" fo:margin-right="0in" fo:margin-top="0.111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4_7e_LT_7e_Notizen" style:display-name="Título4~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Título4_7e_LT_7e_Hintergrundobjekte" style:display-name="Título4~LT~Hintergrundobjekte" style:family="paragraph">
      <style:paragraph-properties style:text-autospace="none"/>
      <style:text-properties style:letter-kerning="true"/>
    </style:style>
    <style:style style:name="Título4_7e_LT_7e_Hintergrund" style:display-name="Título4~LT~Hintergrund" style:family="paragraph">
      <style:paragraph-properties fo:text-align="center" style:justify-single-word="false" style:text-autospace="none"/>
    </style:style>
    <style:style style:name="Título5_7e_LT_7e_Gliederung_20_1" style:display-name="Título5~LT~Gliederung 1" style:family="paragraph">
      <style:paragraph-properties fo:margin="100%"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5_7e_LT_7e_Gliederung_20_2" style:display-name="Título5~LT~Gliederung 2" style:family="paragraph" style:parent-style-name="Título5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333399" fo:font-size="28pt" style:font-size-asian="28pt" style:font-size-complex="28pt"/>
    </style:style>
    <style:style style:name="Título5_7e_LT_7e_Gliederung_20_3" style:display-name="Título5~LT~Gliederung 3" style:family="paragraph" style:parent-style-name="Título5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6600" fo:font-size="24pt" style:font-size-asian="24pt" style:font-size-complex="24pt"/>
    </style:style>
    <style:style style:name="Título5_7e_LT_7e_Gliederung_20_4" style:display-name="Título5~LT~Gliederung 4" style:family="paragraph" style:parent-style-name="Título5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fo:font-size="20pt" style:font-size-asian="20pt" style:font-size-complex="20pt"/>
    </style:style>
    <style:style style:name="Título5_7e_LT_7e_Gliederung_20_5" style:display-name="Título5~LT~Gliederung 5" style:family="paragraph" style:parent-style-name="Título5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cc"/>
    </style:style>
    <style:style style:name="Título5_7e_LT_7e_Gliederung_20_6" style:display-name="Título5~LT~Gliederung 6" style:family="paragraph" style:parent-style-name="Título5_7e_LT_7e_Gliederung_20_5"/>
    <style:style style:name="Título5_7e_LT_7e_Gliederung_20_7" style:display-name="Título5~LT~Gliederung 7" style:family="paragraph" style:parent-style-name="Título5_7e_LT_7e_Gliederung_20_6"/>
    <style:style style:name="Título5_7e_LT_7e_Gliederung_20_8" style:display-name="Título5~LT~Gliederung 8" style:family="paragraph" style:parent-style-name="Título5_7e_LT_7e_Gliederung_20_7"/>
    <style:style style:name="Título5_7e_LT_7e_Gliederung_20_9" style:display-name="Título5~LT~Gliederung 9" style:family="paragraph" style:parent-style-name="Título5_7e_LT_7e_Gliederung_20_8"/>
    <style:style style:name="Título5_7e_LT_7e_Titel" style:display-name="Título5~LT~Titel"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Título5_7e_LT_7e_Untertitel" style:display-name="Título5~LT~Untertitel" style:family="paragraph">
      <style:paragraph-properties fo:margin="100%" fo:margin-left="0in" fo:margin-right="0in" fo:margin-top="0.111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5_7e_LT_7e_Notizen" style:display-name="Título5~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Título5_7e_LT_7e_Hintergrundobjekte" style:display-name="Título5~LT~Hintergrundobjekte" style:family="paragraph">
      <style:paragraph-properties style:text-autospace="none"/>
      <style:text-properties style:letter-kerning="true"/>
    </style:style>
    <style:style style:name="Título5_7e_LT_7e_Hintergrund" style:display-name="Título5~LT~Hintergrund" style:family="paragraph">
      <style:paragraph-properties fo:text-align="center" style:justify-single-word="false" style:text-autospace="none"/>
    </style:style>
    <style:style style:name="Título6_7e_LT_7e_Gliederung_20_1" style:display-name="Título6~LT~Gliederung 1" style:family="paragraph">
      <style:paragraph-properties fo:margin="100%"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6_7e_LT_7e_Gliederung_20_2" style:display-name="Título6~LT~Gliederung 2" style:family="paragraph" style:parent-style-name="Título6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333399" fo:font-size="28pt" style:font-size-asian="28pt" style:font-size-complex="28pt"/>
    </style:style>
    <style:style style:name="Título6_7e_LT_7e_Gliederung_20_3" style:display-name="Título6~LT~Gliederung 3" style:family="paragraph" style:parent-style-name="Título6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6600" fo:font-size="24pt" style:font-size-asian="24pt" style:font-size-complex="24pt"/>
    </style:style>
    <style:style style:name="Título6_7e_LT_7e_Gliederung_20_4" style:display-name="Título6~LT~Gliederung 4" style:family="paragraph" style:parent-style-name="Título6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fo:font-size="20pt" style:font-size-asian="20pt" style:font-size-complex="20pt"/>
    </style:style>
    <style:style style:name="Título6_7e_LT_7e_Gliederung_20_5" style:display-name="Título6~LT~Gliederung 5" style:family="paragraph" style:parent-style-name="Título6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cc"/>
    </style:style>
    <style:style style:name="Título6_7e_LT_7e_Gliederung_20_6" style:display-name="Título6~LT~Gliederung 6" style:family="paragraph" style:parent-style-name="Título6_7e_LT_7e_Gliederung_20_5"/>
    <style:style style:name="Título6_7e_LT_7e_Gliederung_20_7" style:display-name="Título6~LT~Gliederung 7" style:family="paragraph" style:parent-style-name="Título6_7e_LT_7e_Gliederung_20_6"/>
    <style:style style:name="Título6_7e_LT_7e_Gliederung_20_8" style:display-name="Título6~LT~Gliederung 8" style:family="paragraph" style:parent-style-name="Título6_7e_LT_7e_Gliederung_20_7"/>
    <style:style style:name="Título6_7e_LT_7e_Gliederung_20_9" style:display-name="Título6~LT~Gliederung 9" style:family="paragraph" style:parent-style-name="Título6_7e_LT_7e_Gliederung_20_8"/>
    <style:style style:name="Título6_7e_LT_7e_Titel" style:display-name="Título6~LT~Titel"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Título6_7e_LT_7e_Untertitel" style:display-name="Título6~LT~Untertitel" style:family="paragraph">
      <style:paragraph-properties fo:margin="100%" fo:margin-left="0in" fo:margin-right="0in" fo:margin-top="0.111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6_7e_LT_7e_Notizen" style:display-name="Título6~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Título6_7e_LT_7e_Hintergrundobjekte" style:display-name="Título6~LT~Hintergrundobjekte" style:family="paragraph">
      <style:paragraph-properties style:text-autospace="none"/>
      <style:text-properties style:letter-kerning="true"/>
    </style:style>
    <style:style style:name="Título6_7e_LT_7e_Hintergrund" style:display-name="Título6~LT~Hintergrund" style:family="paragraph">
      <style:paragraph-properties fo:text-align="center" style:justify-single-word="false" style:text-autospace="none"/>
    </style:style>
    <style:style style:name="Título7_7e_LT_7e_Gliederung_20_1" style:display-name="Título7~LT~Gliederung 1" style:family="paragraph">
      <style:paragraph-properties fo:margin="100%"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7_7e_LT_7e_Gliederung_20_2" style:display-name="Título7~LT~Gliederung 2" style:family="paragraph" style:parent-style-name="Título7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333399" fo:font-size="28pt" style:font-size-asian="28pt" style:font-size-complex="28pt"/>
    </style:style>
    <style:style style:name="Título7_7e_LT_7e_Gliederung_20_3" style:display-name="Título7~LT~Gliederung 3" style:family="paragraph" style:parent-style-name="Título7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6600" fo:font-size="24pt" style:font-size-asian="24pt" style:font-size-complex="24pt"/>
    </style:style>
    <style:style style:name="Título7_7e_LT_7e_Gliederung_20_4" style:display-name="Título7~LT~Gliederung 4" style:family="paragraph" style:parent-style-name="Título7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fo:font-size="20pt" style:font-size-asian="20pt" style:font-size-complex="20pt"/>
    </style:style>
    <style:style style:name="Título7_7e_LT_7e_Gliederung_20_5" style:display-name="Título7~LT~Gliederung 5" style:family="paragraph" style:parent-style-name="Título7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cc"/>
    </style:style>
    <style:style style:name="Título7_7e_LT_7e_Gliederung_20_6" style:display-name="Título7~LT~Gliederung 6" style:family="paragraph" style:parent-style-name="Título7_7e_LT_7e_Gliederung_20_5"/>
    <style:style style:name="Título7_7e_LT_7e_Gliederung_20_7" style:display-name="Título7~LT~Gliederung 7" style:family="paragraph" style:parent-style-name="Título7_7e_LT_7e_Gliederung_20_6"/>
    <style:style style:name="Título7_7e_LT_7e_Gliederung_20_8" style:display-name="Título7~LT~Gliederung 8" style:family="paragraph" style:parent-style-name="Título7_7e_LT_7e_Gliederung_20_7"/>
    <style:style style:name="Título7_7e_LT_7e_Gliederung_20_9" style:display-name="Título7~LT~Gliederung 9" style:family="paragraph" style:parent-style-name="Título7_7e_LT_7e_Gliederung_20_8"/>
    <style:style style:name="Título7_7e_LT_7e_Titel" style:display-name="Título7~LT~Titel"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Título7_7e_LT_7e_Untertitel" style:display-name="Título7~LT~Untertitel" style:family="paragraph">
      <style:paragraph-properties fo:margin="100%" fo:margin-left="0in" fo:margin-right="0in" fo:margin-top="0.111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7_7e_LT_7e_Notizen" style:display-name="Título7~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Título7_7e_LT_7e_Hintergrundobjekte" style:display-name="Título7~LT~Hintergrundobjekte" style:family="paragraph">
      <style:paragraph-properties style:text-autospace="none"/>
      <style:text-properties style:letter-kerning="true"/>
    </style:style>
    <style:style style:name="Título7_7e_LT_7e_Hintergrund" style:display-name="Título7~LT~Hintergrund" style:family="paragraph">
      <style:paragraph-properties fo:text-align="center" style:justify-single-word="false" style:text-autospace="none"/>
    </style:style>
    <style:style style:name="Título8_7e_LT_7e_Gliederung_20_1" style:display-name="Título8~LT~Gliederung 1" style:family="paragraph">
      <style:paragraph-properties fo:margin="100%"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8_7e_LT_7e_Gliederung_20_2" style:display-name="Título8~LT~Gliederung 2" style:family="paragraph" style:parent-style-name="Título8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333399" fo:font-size="28pt" style:font-size-asian="28pt" style:font-size-complex="28pt"/>
    </style:style>
    <style:style style:name="Título8_7e_LT_7e_Gliederung_20_3" style:display-name="Título8~LT~Gliederung 3" style:family="paragraph" style:parent-style-name="Título8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6600" fo:font-size="24pt" style:font-size-asian="24pt" style:font-size-complex="24pt"/>
    </style:style>
    <style:style style:name="Título8_7e_LT_7e_Gliederung_20_4" style:display-name="Título8~LT~Gliederung 4" style:family="paragraph" style:parent-style-name="Título8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fo:font-size="20pt" style:font-size-asian="20pt" style:font-size-complex="20pt"/>
    </style:style>
    <style:style style:name="Título8_7e_LT_7e_Gliederung_20_5" style:display-name="Título8~LT~Gliederung 5" style:family="paragraph" style:parent-style-name="Título8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cc"/>
    </style:style>
    <style:style style:name="Título8_7e_LT_7e_Gliederung_20_6" style:display-name="Título8~LT~Gliederung 6" style:family="paragraph" style:parent-style-name="Título8_7e_LT_7e_Gliederung_20_5"/>
    <style:style style:name="Título8_7e_LT_7e_Gliederung_20_7" style:display-name="Título8~LT~Gliederung 7" style:family="paragraph" style:parent-style-name="Título8_7e_LT_7e_Gliederung_20_6"/>
    <style:style style:name="Título8_7e_LT_7e_Gliederung_20_8" style:display-name="Título8~LT~Gliederung 8" style:family="paragraph" style:parent-style-name="Título8_7e_LT_7e_Gliederung_20_7"/>
    <style:style style:name="Título8_7e_LT_7e_Gliederung_20_9" style:display-name="Título8~LT~Gliederung 9" style:family="paragraph" style:parent-style-name="Título8_7e_LT_7e_Gliederung_20_8"/>
    <style:style style:name="Título8_7e_LT_7e_Titel" style:display-name="Título8~LT~Titel"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Título8_7e_LT_7e_Untertitel" style:display-name="Título8~LT~Untertitel" style:family="paragraph">
      <style:paragraph-properties fo:margin="100%" fo:margin-left="0in" fo:margin-right="0in" fo:margin-top="0.111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8_7e_LT_7e_Notizen" style:display-name="Título8~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Título8_7e_LT_7e_Hintergrundobjekte" style:display-name="Título8~LT~Hintergrundobjekte" style:family="paragraph">
      <style:paragraph-properties style:text-autospace="none"/>
      <style:text-properties style:letter-kerning="true"/>
    </style:style>
    <style:style style:name="Título8_7e_LT_7e_Hintergrund" style:display-name="Título8~LT~Hintergrund" style:family="paragraph">
      <style:paragraph-properties fo:text-align="center" style:justify-single-word="false" style:text-autospace="none"/>
    </style:style>
    <style:style style:name="Título9_7e_LT_7e_Gliederung_20_1" style:display-name="Título9~LT~Gliederung 1" style:family="paragraph">
      <style:paragraph-properties fo:margin="100%"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9_7e_LT_7e_Gliederung_20_2" style:display-name="Título9~LT~Gliederung 2" style:family="paragraph" style:parent-style-name="Título9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333399" fo:font-size="28pt" style:font-size-asian="28pt" style:font-size-complex="28pt"/>
    </style:style>
    <style:style style:name="Título9_7e_LT_7e_Gliederung_20_3" style:display-name="Título9~LT~Gliederung 3" style:family="paragraph" style:parent-style-name="Título9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6600" fo:font-size="24pt" style:font-size-asian="24pt" style:font-size-complex="24pt"/>
    </style:style>
    <style:style style:name="Título9_7e_LT_7e_Gliederung_20_4" style:display-name="Título9~LT~Gliederung 4" style:family="paragraph" style:parent-style-name="Título9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fo:font-size="20pt" style:font-size-asian="20pt" style:font-size-complex="20pt"/>
    </style:style>
    <style:style style:name="Título9_7e_LT_7e_Gliederung_20_5" style:display-name="Título9~LT~Gliederung 5" style:family="paragraph" style:parent-style-name="Título9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cc"/>
    </style:style>
    <style:style style:name="Título9_7e_LT_7e_Gliederung_20_6" style:display-name="Título9~LT~Gliederung 6" style:family="paragraph" style:parent-style-name="Título9_7e_LT_7e_Gliederung_20_5"/>
    <style:style style:name="Título9_7e_LT_7e_Gliederung_20_7" style:display-name="Título9~LT~Gliederung 7" style:family="paragraph" style:parent-style-name="Título9_7e_LT_7e_Gliederung_20_6"/>
    <style:style style:name="Título9_7e_LT_7e_Gliederung_20_8" style:display-name="Título9~LT~Gliederung 8" style:family="paragraph" style:parent-style-name="Título9_7e_LT_7e_Gliederung_20_7"/>
    <style:style style:name="Título9_7e_LT_7e_Gliederung_20_9" style:display-name="Título9~LT~Gliederung 9" style:family="paragraph" style:parent-style-name="Título9_7e_LT_7e_Gliederung_20_8"/>
    <style:style style:name="Título9_7e_LT_7e_Titel" style:display-name="Título9~LT~Titel"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Título9_7e_LT_7e_Untertitel" style:display-name="Título9~LT~Untertitel" style:family="paragraph">
      <style:paragraph-properties fo:margin="100%" fo:margin-left="0in" fo:margin-right="0in" fo:margin-top="0.111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9_7e_LT_7e_Notizen" style:display-name="Título9~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Título9_7e_LT_7e_Hintergrundobjekte" style:display-name="Título9~LT~Hintergrundobjekte" style:family="paragraph">
      <style:paragraph-properties style:text-autospace="none"/>
      <style:text-properties style:letter-kerning="true"/>
    </style:style>
    <style:style style:name="Título9_7e_LT_7e_Hintergrund" style:display-name="Título9~LT~Hintergrund" style:family="paragraph">
      <style:paragraph-properties fo:text-align="center" style:justify-single-word="false" style:text-autospace="none"/>
    </style:style>
    <style:style style:name="Título10_7e_LT_7e_Gliederung_20_1" style:display-name="Título10~LT~Gliederung 1" style:family="paragraph">
      <style:paragraph-properties fo:margin="100%"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10_7e_LT_7e_Gliederung_20_2" style:display-name="Título10~LT~Gliederung 2" style:family="paragraph" style:parent-style-name="Título10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333399" fo:font-size="28pt" style:font-size-asian="28pt" style:font-size-complex="28pt"/>
    </style:style>
    <style:style style:name="Título10_7e_LT_7e_Gliederung_20_3" style:display-name="Título10~LT~Gliederung 3" style:family="paragraph" style:parent-style-name="Título10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6600" fo:font-size="24pt" style:font-size-asian="24pt" style:font-size-complex="24pt"/>
    </style:style>
    <style:style style:name="Título10_7e_LT_7e_Gliederung_20_4" style:display-name="Título10~LT~Gliederung 4" style:family="paragraph" style:parent-style-name="Título10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fo:font-size="20pt" style:font-size-asian="20pt" style:font-size-complex="20pt"/>
    </style:style>
    <style:style style:name="Título10_7e_LT_7e_Gliederung_20_5" style:display-name="Título10~LT~Gliederung 5" style:family="paragraph" style:parent-style-name="Título10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cc"/>
    </style:style>
    <style:style style:name="Título10_7e_LT_7e_Gliederung_20_6" style:display-name="Título10~LT~Gliederung 6" style:family="paragraph" style:parent-style-name="Título10_7e_LT_7e_Gliederung_20_5"/>
    <style:style style:name="Título10_7e_LT_7e_Gliederung_20_7" style:display-name="Título10~LT~Gliederung 7" style:family="paragraph" style:parent-style-name="Título10_7e_LT_7e_Gliederung_20_6"/>
    <style:style style:name="Título10_7e_LT_7e_Gliederung_20_8" style:display-name="Título10~LT~Gliederung 8" style:family="paragraph" style:parent-style-name="Título10_7e_LT_7e_Gliederung_20_7"/>
    <style:style style:name="Título10_7e_LT_7e_Gliederung_20_9" style:display-name="Título10~LT~Gliederung 9" style:family="paragraph" style:parent-style-name="Título10_7e_LT_7e_Gliederung_20_8"/>
    <style:style style:name="Título10_7e_LT_7e_Titel" style:display-name="Título10~LT~Titel"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Título10_7e_LT_7e_Untertitel" style:display-name="Título10~LT~Untertitel" style:family="paragraph">
      <style:paragraph-properties fo:margin="100%" fo:margin-left="0in" fo:margin-right="0in" fo:margin-top="0.111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10_7e_LT_7e_Notizen" style:display-name="Título10~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Título10_7e_LT_7e_Hintergrundobjekte" style:display-name="Título10~LT~Hintergrundobjekte" style:family="paragraph">
      <style:paragraph-properties style:text-autospace="none"/>
      <style:text-properties style:letter-kerning="true"/>
    </style:style>
    <style:style style:name="Título10_7e_LT_7e_Hintergrund" style:display-name="Título10~LT~Hintergrund" style:family="paragraph">
      <style:paragraph-properties fo:text-align="center" style:justify-single-word="false" style:text-autospace="none"/>
    </style:style>
    <style:style style:name="Título11_7e_LT_7e_Gliederung_20_1" style:display-name="Título11~LT~Gliederung 1" style:family="paragraph">
      <style:paragraph-properties fo:margin="100%"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11_7e_LT_7e_Gliederung_20_2" style:display-name="Título11~LT~Gliederung 2" style:family="paragraph" style:parent-style-name="Título11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333399" fo:font-size="28pt" style:font-size-asian="28pt" style:font-size-complex="28pt"/>
    </style:style>
    <style:style style:name="Título11_7e_LT_7e_Gliederung_20_3" style:display-name="Título11~LT~Gliederung 3" style:family="paragraph" style:parent-style-name="Título11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6600" fo:font-size="24pt" style:font-size-asian="24pt" style:font-size-complex="24pt"/>
    </style:style>
    <style:style style:name="Título11_7e_LT_7e_Gliederung_20_4" style:display-name="Título11~LT~Gliederung 4" style:family="paragraph" style:parent-style-name="Título11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fo:font-size="20pt" style:font-size-asian="20pt" style:font-size-complex="20pt"/>
    </style:style>
    <style:style style:name="Título11_7e_LT_7e_Gliederung_20_5" style:display-name="Título11~LT~Gliederung 5" style:family="paragraph" style:parent-style-name="Título11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cc"/>
    </style:style>
    <style:style style:name="Título11_7e_LT_7e_Gliederung_20_6" style:display-name="Título11~LT~Gliederung 6" style:family="paragraph" style:parent-style-name="Título11_7e_LT_7e_Gliederung_20_5"/>
    <style:style style:name="Título11_7e_LT_7e_Gliederung_20_7" style:display-name="Título11~LT~Gliederung 7" style:family="paragraph" style:parent-style-name="Título11_7e_LT_7e_Gliederung_20_6"/>
    <style:style style:name="Título11_7e_LT_7e_Gliederung_20_8" style:display-name="Título11~LT~Gliederung 8" style:family="paragraph" style:parent-style-name="Título11_7e_LT_7e_Gliederung_20_7"/>
    <style:style style:name="Título11_7e_LT_7e_Gliederung_20_9" style:display-name="Título11~LT~Gliederung 9" style:family="paragraph" style:parent-style-name="Título11_7e_LT_7e_Gliederung_20_8"/>
    <style:style style:name="Título11_7e_LT_7e_Titel" style:display-name="Título11~LT~Titel"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Título11_7e_LT_7e_Untertitel" style:display-name="Título11~LT~Untertitel" style:family="paragraph">
      <style:paragraph-properties fo:margin="100%" fo:margin-left="0in" fo:margin-right="0in" fo:margin-top="0.111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11_7e_LT_7e_Notizen" style:display-name="Título11~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Título11_7e_LT_7e_Hintergrundobjekte" style:display-name="Título11~LT~Hintergrundobjekte" style:family="paragraph">
      <style:paragraph-properties style:text-autospace="none"/>
      <style:text-properties style:letter-kerning="true"/>
    </style:style>
    <style:style style:name="Título11_7e_LT_7e_Hintergrund" style:display-name="Título11~LT~Hintergrund" style:family="paragraph">
      <style:paragraph-properties fo:text-align="center" style:justify-single-word="false" style:text-autospace="none"/>
    </style:style>
    <style:style style:name="Título12_7e_LT_7e_Gliederung_20_1" style:display-name="Título12~LT~Gliederung 1" style:family="paragraph">
      <style:paragraph-properties fo:margin="100%"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12_7e_LT_7e_Gliederung_20_2" style:display-name="Título12~LT~Gliederung 2" style:family="paragraph" style:parent-style-name="Título12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333399" fo:font-size="28pt" style:font-size-asian="28pt" style:font-size-complex="28pt"/>
    </style:style>
    <style:style style:name="Título12_7e_LT_7e_Gliederung_20_3" style:display-name="Título12~LT~Gliederung 3" style:family="paragraph" style:parent-style-name="Título12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6600" fo:font-size="24pt" style:font-size-asian="24pt" style:font-size-complex="24pt"/>
    </style:style>
    <style:style style:name="Título12_7e_LT_7e_Gliederung_20_4" style:display-name="Título12~LT~Gliederung 4" style:family="paragraph" style:parent-style-name="Título12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fo:font-size="20pt" style:font-size-asian="20pt" style:font-size-complex="20pt"/>
    </style:style>
    <style:style style:name="Título12_7e_LT_7e_Gliederung_20_5" style:display-name="Título12~LT~Gliederung 5" style:family="paragraph" style:parent-style-name="Título12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cc"/>
    </style:style>
    <style:style style:name="Título12_7e_LT_7e_Gliederung_20_6" style:display-name="Título12~LT~Gliederung 6" style:family="paragraph" style:parent-style-name="Título12_7e_LT_7e_Gliederung_20_5"/>
    <style:style style:name="Título12_7e_LT_7e_Gliederung_20_7" style:display-name="Título12~LT~Gliederung 7" style:family="paragraph" style:parent-style-name="Título12_7e_LT_7e_Gliederung_20_6"/>
    <style:style style:name="Título12_7e_LT_7e_Gliederung_20_8" style:display-name="Título12~LT~Gliederung 8" style:family="paragraph" style:parent-style-name="Título12_7e_LT_7e_Gliederung_20_7"/>
    <style:style style:name="Título12_7e_LT_7e_Gliederung_20_9" style:display-name="Título12~LT~Gliederung 9" style:family="paragraph" style:parent-style-name="Título12_7e_LT_7e_Gliederung_20_8"/>
    <style:style style:name="Título12_7e_LT_7e_Titel" style:display-name="Título12~LT~Titel"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Título12_7e_LT_7e_Untertitel" style:display-name="Título12~LT~Untertitel" style:family="paragraph">
      <style:paragraph-properties fo:margin="100%" fo:margin-left="0in" fo:margin-right="0in" fo:margin-top="0.111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12_7e_LT_7e_Notizen" style:display-name="Título12~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Título12_7e_LT_7e_Hintergrundobjekte" style:display-name="Título12~LT~Hintergrundobjekte" style:family="paragraph">
      <style:paragraph-properties style:text-autospace="none"/>
      <style:text-properties style:letter-kerning="true"/>
    </style:style>
    <style:style style:name="Título12_7e_LT_7e_Hintergrund" style:display-name="Título12~LT~Hintergrund" style:family="paragraph">
      <style:paragraph-properties fo:text-align="center" style:justify-single-word="false" style:text-autospace="none"/>
    </style:style>
    <style:style style:name="Título13_7e_LT_7e_Gliederung_20_1" style:display-name="Título13~LT~Gliederung 1" style:family="paragraph">
      <style:paragraph-properties fo:margin="100%"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13_7e_LT_7e_Gliederung_20_2" style:display-name="Título13~LT~Gliederung 2" style:family="paragraph" style:parent-style-name="Título13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333399" fo:font-size="28pt" style:font-size-asian="28pt" style:font-size-complex="28pt"/>
    </style:style>
    <style:style style:name="Título13_7e_LT_7e_Gliederung_20_3" style:display-name="Título13~LT~Gliederung 3" style:family="paragraph" style:parent-style-name="Título13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6600" fo:font-size="24pt" style:font-size-asian="24pt" style:font-size-complex="24pt"/>
    </style:style>
    <style:style style:name="Título13_7e_LT_7e_Gliederung_20_4" style:display-name="Título13~LT~Gliederung 4" style:family="paragraph" style:parent-style-name="Título13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fo:font-size="20pt" style:font-size-asian="20pt" style:font-size-complex="20pt"/>
    </style:style>
    <style:style style:name="Título13_7e_LT_7e_Gliederung_20_5" style:display-name="Título13~LT~Gliederung 5" style:family="paragraph" style:parent-style-name="Título13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cc"/>
    </style:style>
    <style:style style:name="Título13_7e_LT_7e_Gliederung_20_6" style:display-name="Título13~LT~Gliederung 6" style:family="paragraph" style:parent-style-name="Título13_7e_LT_7e_Gliederung_20_5"/>
    <style:style style:name="Título13_7e_LT_7e_Gliederung_20_7" style:display-name="Título13~LT~Gliederung 7" style:family="paragraph" style:parent-style-name="Título13_7e_LT_7e_Gliederung_20_6"/>
    <style:style style:name="Título13_7e_LT_7e_Gliederung_20_8" style:display-name="Título13~LT~Gliederung 8" style:family="paragraph" style:parent-style-name="Título13_7e_LT_7e_Gliederung_20_7"/>
    <style:style style:name="Título13_7e_LT_7e_Gliederung_20_9" style:display-name="Título13~LT~Gliederung 9" style:family="paragraph" style:parent-style-name="Título13_7e_LT_7e_Gliederung_20_8"/>
    <style:style style:name="Título13_7e_LT_7e_Titel" style:display-name="Título13~LT~Titel"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Título13_7e_LT_7e_Untertitel" style:display-name="Título13~LT~Untertitel" style:family="paragraph">
      <style:paragraph-properties fo:margin="100%" fo:margin-left="0in" fo:margin-right="0in" fo:margin-top="0.111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13_7e_LT_7e_Notizen" style:display-name="Título13~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Título13_7e_LT_7e_Hintergrundobjekte" style:display-name="Título13~LT~Hintergrundobjekte" style:family="paragraph">
      <style:paragraph-properties style:text-autospace="none"/>
      <style:text-properties style:letter-kerning="true"/>
    </style:style>
    <style:style style:name="Título13_7e_LT_7e_Hintergrund" style:display-name="Título13~LT~Hintergrund" style:family="paragraph">
      <style:paragraph-properties fo:text-align="center" style:justify-single-word="false" style:text-autospace="none"/>
    </style:style>
    <style:style style:name="WW-Título1"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Heading_20_3" style:display-name="Heading 3" style:family="paragraph" style:parent-style-name="Heading" style:next-style-name="Text_20_body" style:default-outline-level="3" style:class="text">
      <style:text-properties style:font-name="Liberation Sans2" fo:font-size="12pt" fo:font-weight="bold" style:font-size-asian="14pt" style:font-weight-asian="bold" style:font-size-complex="14pt" style:font-weight-complex="bold"/>
    </style:style>
    <style:style style:name="Foot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WW8Num1z0" style:family="text">
      <style:text-properties style:font-name="Arial"/>
    </style:style>
    <style:style style:name="WW8Num2z0" style:family="text">
      <style:text-properties style:font-name="Arial"/>
    </style:style>
    <style:style style:name="Absatz-Standardschriftart" style:family="text"/>
    <style:style style:name="Fuente_20_de_20_párrafo_20_predeter." style:display-name="Fuente de párrafo predeter." style:family="text"/>
    <style:style style:name="Default_20_Paragraph_20_Font" style:display-name="Default Paragraph Font" style:family="text"/>
    <style:style style:name="ALBET_20_Char" style:display-name="ALBET Char" style:family="text" style:parent-style-name="Default_20_Paragraph_20_Font">
      <style:text-properties fo:color="#000080" style:font-name="Arial" fo:language="es" fo:country="ES" fo:font-weight="bold" style:letter-kerning="true" style:font-weight-asian="bold" style:font-name-complex="Arial" style:language-complex="ar" style:country-complex="SA" style:font-weight-complex="bold"/>
    </style:style>
    <style:style style:name="Page_20_Number" style:display-name="Page Number" style:family="text" style:parent-style-name="Default_20_Paragraph_20_Font">
      <style:text-properties fo:language="zxx" fo:country="none" style:font-name-complex="Tahoma"/>
    </style:style>
    <style:style style:name="Numbering_20_Symbols" style:display-name="Numbering Symbols" style:family="text">
      <style:text-properties style:font-name="Arial"/>
    </style:style>
    <style:style style:name="Heading_20_2_20_Char" style:display-name="Heading 2 Char" style:family="text" style:parent-style-name="Default_20_Paragraph_20_Font">
      <style:text-properties style:font-name="Arial" fo:language="en" fo:country="US" fo:font-weight="bold" style:font-weight-asian="bold" style:font-name-complex="Arial"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prefix=" " style:num-suffix=" " style:num-format="">
        <style:list-level-properties/>
      </text:outline-level-style>
      <text:outline-level-style text:level="2" text:style-name="WW8Num1z0" style:num-prefix=" " style:num-suffix=" " style:num-format="">
        <style:list-level-properties/>
      </text:outline-level-style>
      <text:outline-level-style text:level="3" text:style-name="WW8Num1z0" style:num-prefix=" " style:num-suffix=" " style:num-format="">
        <style:list-level-properties/>
      </text:outline-level-style>
      <text:outline-level-style text:level="4" text:style-name="WW8Num1z0" style:num-prefix=" " style:num-suffix=" " style:num-format="1" text:display-levels="4">
        <style:list-level-properties/>
      </text:outline-level-style>
      <text:outline-level-style text:level="5" text:style-name="WW8Num1z0" style:num-prefix=" " style:num-suffix=" " style:num-format="1" text:display-levels="5">
        <style:list-level-properties/>
      </text:outline-level-style>
      <text:outline-level-style text:level="6" text:style-name="WW8Num1z0" style:num-prefix=" " style:num-suffix=" " style:num-format="1" text:display-levels="6">
        <style:list-level-properties/>
      </text:outline-level-style>
      <text:outline-level-style text:level="7" text:style-name="WW8Num1z0" style:num-prefix=" " style:num-suffix=" " style:num-format="1" text:display-levels="7">
        <style:list-level-properties/>
      </text:outline-level-style>
      <text:outline-level-style text:level="8" text:style-name="WW8Num1z0" style:num-prefix=" " style:num-suffix=" " style:num-format="1" text:display-levels="8">
        <style:list-level-properties/>
      </text:outline-level-style>
      <text:outline-level-style text:level="9" text:style-name="WW8Num1z0" style:num-prefix=" " style:num-suffix=" " style:num-format="1" text:display-levels="9">
        <style:list-level-properties/>
      </text:outline-level-style>
      <text:outline-level-style text:level="10" style:num-format="">
        <style:list-level-properties text:min-label-distance="0.15in"/>
      </text:outline-level-style>
    </text:outline-style>
    <text:list-style style:name="WW8Num1">
      <text:list-level-style-number text:level="1" text:style-name="WW8Num1z0" style:num-prefix=" " style:num-suffix=" " style:num-format="1">
        <style:list-level-properties/>
      </text:list-level-style-number>
      <text:list-level-style-number text:level="2" text:style-name="WW8Num1z0" style:num-prefix=" " style:num-suffix=" " style:num-format="1" text:display-levels="2">
        <style:list-level-properties/>
      </text:list-level-style-number>
      <text:list-level-style-number text:level="3" text:style-name="WW8Num1z0" style:num-prefix=" " style:num-suffix=" " style:num-format="1" text:display-levels="3">
        <style:list-level-properties/>
      </text:list-level-style-number>
      <text:list-level-style-number text:level="4" text:style-name="WW8Num1z0" style:num-prefix=" " style:num-suffix=" " style:num-format="1" text:display-levels="4">
        <style:list-level-properties/>
      </text:list-level-style-number>
      <text:list-level-style-number text:level="5" text:style-name="WW8Num1z0" style:num-prefix=" " style:num-suffix=" " style:num-format="1" text:display-levels="5">
        <style:list-level-properties/>
      </text:list-level-style-number>
      <text:list-level-style-number text:level="6" text:style-name="WW8Num1z0" style:num-prefix=" " style:num-suffix=" " style:num-format="1" text:display-levels="6">
        <style:list-level-properties/>
      </text:list-level-style-number>
      <text:list-level-style-number text:level="7" text:style-name="WW8Num1z0" style:num-prefix=" " style:num-suffix=" " style:num-format="1" text:display-levels="7">
        <style:list-level-properties/>
      </text:list-level-style-number>
      <text:list-level-style-number text:level="8" text:style-name="WW8Num1z0" style:num-prefix=" " style:num-suffix=" " style:num-format="1" text:display-levels="8">
        <style:list-level-properties/>
      </text:list-level-style-number>
      <text:list-level-style-number text:level="9" text:style-name="WW8Num1z0" style:num-prefix=" " style:num-suffix=" "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text:style-name="WW8Num2z0" style:num-prefix=" " style:num-suffix=" " style:num-format="1">
        <style:list-level-properties/>
      </text:list-level-style-number>
      <text:list-level-style-number text:level="2" text:style-name="WW8Num2z0" style:num-prefix=" " style:num-suffix=" " style:num-format="1" text:display-levels="2">
        <style:list-level-properties/>
      </text:list-level-style-number>
      <text:list-level-style-number text:level="3" text:style-name="WW8Num2z0" style:num-prefix=" " style:num-suffix=" " style:num-format="1" text:display-levels="3">
        <style:list-level-properties/>
      </text:list-level-style-number>
      <text:list-level-style-number text:level="4" text:style-name="WW8Num2z0" style:num-prefix=" " style:num-suffix=" " style:num-format="1" text:display-levels="4">
        <style:list-level-properties/>
      </text:list-level-style-number>
      <text:list-level-style-number text:level="5" text:style-name="WW8Num2z0" style:num-prefix=" " style:num-suffix=" " style:num-format="1" text:display-levels="5">
        <style:list-level-properties/>
      </text:list-level-style-number>
      <text:list-level-style-number text:level="6" text:style-name="WW8Num2z0" style:num-prefix=" " style:num-suffix=" " style:num-format="1" text:display-levels="6">
        <style:list-level-properties/>
      </text:list-level-style-number>
      <text:list-level-style-number text:level="7" text:style-name="WW8Num2z0" style:num-prefix=" " style:num-suffix=" " style:num-format="1" text:display-levels="7">
        <style:list-level-properties/>
      </text:list-level-style-number>
      <text:list-level-style-number text:level="8" text:style-name="WW8Num2z0" style:num-prefix=" " style:num-suffix=" " style:num-format="1" text:display-levels="8">
        <style:list-level-properties/>
      </text:list-level-style-number>
      <text:list-level-style-number text:level="9" text:style-name="WW8Num2z0" style:num-prefix=" " style:num-suffix=" "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a5" style:family="table">
      <style:table-properties style:width="6.925in" table:align="left" style:writing-mode="lr-tb"/>
    </style:style>
    <style:style style:name="Tabla5.A" style:family="table-column">
      <style:table-column-properties style:column-width="2.8993in"/>
    </style:style>
    <style:style style:name="Tabla5.B" style:family="table-column">
      <style:table-column-properties style:column-width="4.0257in"/>
    </style:style>
    <style:style style:name="Tabla5.1" style:family="table-row">
      <style:table-row-properties style:min-row-height="0.0556in" fo:keep-together="auto"/>
    </style:style>
    <style:style style:name="Tabla5.A1" style:family="table-cell">
      <style:table-cell-properties style:vertical-align="top" fo:padding-left="0.075in" fo:padding-right="0.075in" fo:padding-top="0in" fo:padding-bottom="0in" fo:border="none" style:writing-mode="lr-tb"/>
    </style:style>
    <style:style style:name="Tabla5.B1" style:family="table-cell">
      <style:table-cell-properties style:vertical-align="bottom" fo:padding-left="0.075in" fo:padding-right="0.075in" fo:padding-top="0in" fo:padding-bottom="0in" fo:border="none" style:writing-mode="lr-tb"/>
    </style:style>
    <style:style style:name="Tabla7" style:family="table">
      <style:table-properties fo:margin-left="0in" fo:margin-right="-0.0021in" table:align="margins" style:writing-mode="lr-tb"/>
    </style:style>
    <style:style style:name="Tabla7.A" style:family="table-column">
      <style:table-column-properties style:rel-column-width="8468*"/>
    </style:style>
    <style:style style:name="Tabla7.B" style:family="table-column">
      <style:table-column-properties style:rel-column-width="40214*"/>
    </style:style>
    <style:style style:name="Tabla7.C" style:family="table-column">
      <style:table-column-properties style:rel-column-width="16853*"/>
    </style:style>
    <style:style style:name="Tabla7.1" style:family="table-row">
      <style:table-row-properties fo:keep-together="auto"/>
    </style:style>
    <style:style style:name="Tabla7.A1" style:family="table-cell">
      <style:table-cell-properties style:vertical-align="top" fo:padding-left="0.075in" fo:padding-right="0.075in" fo:padding-top="0in" fo:padding-bottom="0in" fo:border="none" style:writing-mode="lr-tb"/>
    </style:style>
    <style:style style:name="Tabla7.B1" style:family="table-cell">
      <style:table-cell-properties style:vertical-align="top" fo:padding-left="0.075in" fo:padding-right="0.075in" fo:padding-top="0in" fo:padding-bottom="0in" fo:border-left="1pt solid #008080" fo:border-right="none" fo:border-top="none" fo:border-bottom="none" style:writing-mode="lr-tb"/>
    </style:style>
    <style:style style:name="Tabla6" style:family="table">
      <style:table-properties style:width="6.925in" table:align="left" style:writing-mode="lr-tb"/>
    </style:style>
    <style:style style:name="Tabla6.A" style:family="table-column">
      <style:table-column-properties style:column-width="2.8431in"/>
    </style:style>
    <style:style style:name="Tabla6.B" style:family="table-column">
      <style:table-column-properties style:column-width="2.8764in"/>
    </style:style>
    <style:style style:name="Tabla6.C" style:family="table-column">
      <style:table-column-properties style:column-width="1.2056in"/>
    </style:style>
    <style:style style:name="Tabla6.1" style:family="table-row">
      <style:table-row-properties fo:keep-together="auto"/>
    </style:style>
    <style:style style:name="Tabla6.A1" style:family="table-cell">
      <style:table-cell-properties style:vertical-align="top" fo:padding-left="0.075in" fo:padding-right="0.075in" fo:padding-top="0in" fo:padding-bottom="0in" fo:border="none" style:writing-mode="lr-tb"/>
    </style:style>
    <style:style style:name="Tabla9" style:family="table">
      <style:table-properties fo:margin-left="0in" fo:margin-right="-0.0021in" table:align="margins" style:writing-mode="lr-tb"/>
    </style:style>
    <style:style style:name="Tabla9.A" style:family="table-column">
      <style:table-column-properties style:rel-column-width="8468*"/>
    </style:style>
    <style:style style:name="Tabla9.B" style:family="table-column">
      <style:table-column-properties style:rel-column-width="39524*"/>
    </style:style>
    <style:style style:name="Tabla9.C" style:family="table-column">
      <style:table-column-properties style:rel-column-width="17543*"/>
    </style:style>
    <style:style style:name="Tabla9.1" style:family="table-row">
      <style:table-row-properties fo:keep-together="auto"/>
    </style:style>
    <style:style style:name="Tabla9.A1" style:family="table-cell">
      <style:table-cell-properties style:vertical-align="top" fo:padding-left="0.075in" fo:padding-right="0.075in" fo:padding-top="0in" fo:padding-bottom="0in" fo:border="none" style:writing-mode="lr-tb"/>
    </style:style>
    <style:style style:name="Tabla9.B1" style:family="table-cell">
      <style:table-cell-properties style:vertical-align="top" fo:padding-left="0.075in" fo:padding-right="0.075in" fo:padding-top="0in" fo:padding-bottom="0in" fo:border-left="1pt solid #008080" fo:border-right="none" fo:border-top="none" fo:border-bottom="none" style:writing-mode="lr-tb"/>
    </style:style>
    <style:style style:name="Tabla8" style:family="table">
      <style:table-properties style:width="6.925in" table:align="left" style:writing-mode="lr-tb"/>
    </style:style>
    <style:style style:name="Tabla8.A" style:family="table-column">
      <style:table-column-properties style:column-width="2.8431in"/>
    </style:style>
    <style:style style:name="Tabla8.B" style:family="table-column">
      <style:table-column-properties style:column-width="2.8764in"/>
    </style:style>
    <style:style style:name="Tabla8.C" style:family="table-column">
      <style:table-column-properties style:column-width="1.2056in"/>
    </style:style>
    <style:style style:name="Tabla8.1" style:family="table-row">
      <style:table-row-properties fo:keep-together="auto"/>
    </style:style>
    <style:style style:name="Tabla8.A1" style:family="table-cell">
      <style:table-cell-properties style:vertical-align="top" fo:padding-left="0.075in" fo:padding-right="0.075in" fo:padding-top="0in" fo:padding-bottom="0in" fo:border="none" style:writing-mode="lr-tb"/>
    </style:style>
    <style:style style:name="Tabla11" style:family="table">
      <style:table-properties style:width="6in" table:align="left" style:writing-mode="lr-tb"/>
    </style:style>
    <style:style style:name="Tabla11.A" style:family="table-column">
      <style:table-column-properties style:column-width="0.7757in"/>
    </style:style>
    <style:style style:name="Tabla11.B" style:family="table-column">
      <style:table-column-properties style:column-width="3.4326in"/>
    </style:style>
    <style:style style:name="Tabla11.C" style:family="table-column">
      <style:table-column-properties style:column-width="1.7917in"/>
    </style:style>
    <style:style style:name="Tabla11.1" style:family="table-row">
      <style:table-row-properties fo:keep-together="auto"/>
    </style:style>
    <style:style style:name="Tabla11.A1" style:family="table-cell">
      <style:table-cell-properties style:vertical-align="top" fo:padding-left="0.075in" fo:padding-right="0.075in" fo:padding-top="0in" fo:padding-bottom="0in" fo:border="none" style:writing-mode="lr-tb"/>
    </style:style>
    <style:style style:name="Tabla11.B1" style:family="table-cell">
      <style:table-cell-properties style:vertical-align="top" fo:padding-left="0.075in" fo:padding-right="0.075in" fo:padding-top="0in" fo:padding-bottom="0in" fo:border-left="1pt solid #008080" fo:border-right="none" fo:border-top="none" fo:border-bottom="none" style:writing-mode="lr-tb"/>
    </style:style>
    <style:style style:name="Tabla10" style:family="table">
      <style:table-properties style:width="6in" table:align="left" style:writing-mode="lr-tb"/>
    </style:style>
    <style:style style:name="Tabla10.A" style:family="table-column">
      <style:table-column-properties style:column-width="2.4632in"/>
    </style:style>
    <style:style style:name="Tabla10.B" style:family="table-column">
      <style:table-column-properties style:column-width="2.4924in"/>
    </style:style>
    <style:style style:name="Tabla10.C" style:family="table-column">
      <style:table-column-properties style:column-width="1.0444in"/>
    </style:style>
    <style:style style:name="Tabla10.1" style:family="table-row">
      <style:table-row-properties fo:keep-together="auto"/>
    </style:style>
    <style:style style:name="Tabla10.A1" style:family="table-cell">
      <style:table-cell-properties style:vertical-align="top" fo:padding-left="0.075in" fo:padding-right="0.075in" fo:padding-top="0in" fo:padding-bottom="0in" fo:border="none" style:writing-mode="lr-tb"/>
    </style:style>
    <style:style style:name="MP1" style:family="paragraph" style:parent-style-name="Standard">
      <style:paragraph-properties style:snap-to-layout-grid="false"/>
      <style:text-properties fo:font-size="10pt" fo:language="en" fo:country="US" fo:font-weight="normal" style:font-weight-asian="normal" style:font-weight-complex="normal"/>
    </style:style>
    <style:style style:name="MP2" style:family="paragraph" style:parent-style-name="Standard">
      <style:paragraph-properties fo:text-align="start" style:justify-single-word="false"/>
      <style:text-properties fo:font-size="8pt" style:font-size-asian="8pt" style:font-size-complex="8pt"/>
    </style:style>
    <style:style style:name="MP3" style:family="paragraph" style:parent-style-name="IP">
      <style:paragraph-properties style:snap-to-layout-grid="false"/>
    </style:style>
    <style:style style:name="MP4" style:family="paragraph" style:parent-style-name="Standard">
      <style:paragraph-properties style:snap-to-layout-grid="false">
        <style:tab-stops>
          <style:tab-stop style:position="5.4in" style:type="right"/>
        </style:tab-stops>
      </style:paragraph-properties>
      <style:text-properties fo:font-variant="normal" fo:text-transform="none" fo:color="#000000" fo:font-size="10pt" fo:language="es" fo:country="ES" fo:font-weight="bold" style:font-size-asian="10pt" style:font-weight-asian="bold" style:font-size-complex="10pt" style:font-weight-complex="bold"/>
    </style:style>
    <style:style style:name="MP5" style:family="paragraph" style:parent-style-name="Standard">
      <style:paragraph-properties fo:text-align="end" style:justify-single-word="false" style:snap-to-layout-grid="false">
        <style:tab-stops>
          <style:tab-stop style:position="5.4in" style:type="right"/>
        </style:tab-stops>
      </style:paragraph-properties>
      <style:text-properties fo:font-weight="bold" style:font-weight-asian="bold"/>
    </style:style>
    <style:style style:name="MP6" style:family="paragraph" style:parent-style-name="Footer">
      <style:paragraph-properties fo:margin-left="0in" fo:margin-right="0.25in" fo:text-indent="0in" style:auto-text-indent="false" style:snap-to-layout-grid="false"/>
    </style:style>
    <style:style style:name="MP7" style:family="paragraph" style:parent-style-name="Footer">
      <style:paragraph-properties fo:margin-left="0in" fo:margin-right="0.25in" fo:text-align="end" style:justify-single-word="false" fo:text-indent="0in" style:auto-text-indent="false" style:snap-to-layout-grid="false"/>
    </style:style>
    <style:style style:name="MP8" style:family="paragraph" style:parent-style-name="Standard">
      <style:paragraph-properties style:snap-to-layout-grid="false">
        <style:tab-stops>
          <style:tab-stop style:position="5.4in" style:type="right"/>
        </style:tab-stops>
      </style:paragraph-properties>
      <style:text-properties fo:font-variant="normal" fo:text-transform="none" fo:color="#000000" style:font-name="Arial" fo:font-size="10pt" fo:language="es" fo:country="ES" fo:font-weight="bold" style:letter-kerning="true" style:font-name-asian="DejaVu Sans1" style:font-size-asian="10pt" style:language-asian="zxx" style:country-asian="none" style:font-weight-asian="bold" style:font-name-complex="Times New Roman" style:font-size-complex="10pt" style:language-complex="ar" style:country-complex="SA" style:font-weight-complex="bold"/>
    </style:style>
    <style:style style:name="MP9" style:family="paragraph" style:parent-style-name="Standard">
      <style:paragraph-properties style:snap-to-layout-grid="false">
        <style:tab-stops>
          <style:tab-stop style:position="5.4in" style:type="right"/>
        </style:tab-stops>
      </style:paragraph-properties>
      <style:text-properties fo:font-weight="bold" style:font-weight-asian="bold"/>
    </style:style>
    <style:style style:name="MT1" style:family="text">
      <style:text-properties fo:language="es" fo:country="ES" style:font-size-complex="10pt" style:font-weight-complex="bold"/>
    </style:style>
    <style:style style:name="MT2" style:family="text">
      <style:text-properties fo:font-weight="bold" style:font-weight-asian="bold" style:font-size-complex="10pt" style:font-weight-complex="bold"/>
    </style:style>
    <style:style style:name="MT3" style:family="text">
      <style:text-properties style:font-name-complex="Arial"/>
    </style:style>
    <style:page-layout style:name="Mpm1">
      <style:page-layout-properties fo:page-width="8.5in" fo:page-height="11in" style:num-format="1" style:print-orientation="portrait" fo:margin="0.7874in" fo:margin-top="0.7874in" fo:margin-bottom="0.7874in" fo:margin-left="0.7874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7398in" fo:margin-left="0in" fo:margin-right="0in" fo:margin-top="0.7008in" style:dynamic-spacing="true"/>
      </style:footer-style>
    </style:page-layout>
    <style:page-layout style:name="Mpm2">
      <style:page-layout-properties fo:page-width="8.5in" fo:page-height="11in" style:num-format="1" style:print-orientation="portrait" fo:margin="0.7874in" fo:margin-top="0.7874in" fo:margin-bottom="0.7874in" fo:margin-left="0.7874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161in" fo:margin-left="0in" fo:margin-right="0in" fo:margin-bottom="0.4772in" style:dynamic-spacing="true"/>
      </style:header-style>
      <style:footer-style>
        <style:header-footer-properties fo:min-height="0.5161in" fo:margin-left="0in" fo:margin-right="0in" fo:margin-top="0.4772in" style:dynamic-spacing="true"/>
      </style:footer-style>
    </style:page-layout>
    <style:page-layout style:name="Mpm3">
      <style:page-layout-properties fo:page-width="8.5in" fo:page-height="11in" style:num-format="1" style:print-orientation="portrait" fo:margin-top="1in" fo:margin-bottom="1in" fo:margin-left="1.25in" fo:margin-right="1.2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161in" fo:margin-left="0in" fo:margin-right="0in" fo:margin-bottom="0.4772in" style:dynamic-spacing="true"/>
      </style:header-style>
      <style:footer-style>
        <style:header-footer-properties fo:min-height="0.5161in" fo:margin-left="0in" fo:margin-right="0in" fo:margin-top="0.4772in" style:dynamic-spacing="true"/>
      </style:footer-style>
    </style:page-layout>
  </office:automatic-styles>
  <office:master-styles>
    <style:master-page style:name="Standard" style:page-layout-name="Mpm1">
      <style:footer>
        <table:table table:name="Tabla5" table:style-name="Tabla5">
          <table:table-column table:style-name="Tabla5.A"/>
          <table:table-column table:style-name="Tabla5.B"/>
          <table:table-row table:style-name="Tabla5.1">
            <table:table-cell table:style-name="Tabla5.A1" office:value-type="string">
              <text:p text:style-name="MP1">Link al <text:bookmark-ref text:reference-format="text" text:ref-name="Índice">Índice</text:bookmark-ref></text:p>
              <text:p text:style-name="MP1">pág <text:page-number text:select-page="current">9</text:page-number></text:p>
            </table:table-cell>
            <table:table-cell table:style-name="Tabla5.B1" office:value-type="string">
              <text:p text:style-name="MP2">Elaborado por el Ing Abel Meneses Abad<text:line-break/>Basado en las planillas originales de la UCI, Copylefth Creative Common Share Alike Non-Comercial Use</text:p>
            </table:table-cell>
          </table:table-row>
        </table:table>
        <text:p text:style-name="Standard"/>
      </style:footer>
    </style:master-page>
    <style:master-page style:name="Convertir_20_1" style:display-name="Convertir 1" style:page-layout-name="Mpm2">
      <style:header>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MP3">IP - UCI</text:p>
            </table:table-cell>
            <table:table-cell table:style-name="Tabla7.B1" office:value-type="string">
              <text:p text:style-name="MP4">Historia de usuario</text:p>
            </table:table-cell>
            <table:table-cell table:style-name="Tabla7.A1" office:value-type="string">
              <text:p text:style-name="MP5"><text:span text:style-name="MT1">&lt;</text:span>RECTOR ó INTERNO<text:span text:style-name="MT1">&gt;</text:span></text:p>
            </table:table-cell>
          </table:table-row>
        </table:table>
        <text:p text:style-name="Standard"/>
      </style:header>
      <style:footer>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MP6"><text:span text:style-name="Page_20_Number"><text:span text:style-name="MT2">Proyecto:</text:span></text:span></text:p>
            </table:table-cell>
            <table:table-cell table:style-name="Tabla6.A1" office:value-type="string">
              <text:p text:style-name="MP6"><text:span text:style-name="Page_20_Number"><text:span text:style-name="MT2">Producto:</text:span></text:span></text:p>
            </table:table-cell>
            <table:table-cell table:style-name="Tabla6.A1" office:value-type="string">
              <text:p text:style-name="MP7"><text:span text:style-name="Page_20_Number"><text:span text:style-name="MT3"><text:page-number style:num-format="i" text:select-page="current">ix</text:page-number></text:span></text:span></text:p>
            </table:table-cell>
          </table:table-row>
        </table:table>
        <text:p text:style-name="Standard"/>
      </style:footer>
    </style:master-page>
    <style:master-page style:name="Convertir_20_2" style:display-name="Convertir 2" style:page-layout-name="Mpm2">
      <style:header>
        <table:table table:name="Tabla9" table:style-name="Tabla9">
          <table:table-column table:style-name="Tabla9.A"/>
          <table:table-column table:style-name="Tabla9.B"/>
          <table:table-column table:style-name="Tabla9.C"/>
          <table:table-row table:style-name="Tabla9.1">
            <table:table-cell table:style-name="Tabla9.A1" office:value-type="string">
              <text:p text:style-name="MP3">IP - UCI</text:p>
            </table:table-cell>
            <table:table-cell table:style-name="Tabla9.B1" office:value-type="string">
              <text:p text:style-name="MP8">Lista de reserva del producto</text:p>
            </table:table-cell>
            <table:table-cell table:style-name="Tabla9.A1" office:value-type="string">
              <text:p text:style-name="MP5"><text:span text:style-name="MT1">&lt;</text:span>RECTOR ó INTERNO<text:span text:style-name="MT1">&gt;</text:span></text:p>
            </table:table-cell>
          </table:table-row>
        </table:table>
        <text:p text:style-name="Standard"/>
      </style:header>
      <style:footer>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MP6"><text:span text:style-name="Page_20_Number"><text:span text:style-name="MT2">Proyecto:</text:span></text:span></text:p>
            </table:table-cell>
            <table:table-cell table:style-name="Tabla8.A1" office:value-type="string">
              <text:p text:style-name="MP6"><text:span text:style-name="Page_20_Number"><text:span text:style-name="MT2">Producto:</text:span></text:span></text:p>
            </table:table-cell>
            <table:table-cell table:style-name="Tabla8.A1" office:value-type="string">
              <text:p text:style-name="MP7"><text:span text:style-name="Page_20_Number"><text:span text:style-name="MT3"><text:page-number style:num-format="i" text:select-page="current">ix</text:page-number></text:span></text:span></text:p>
            </table:table-cell>
          </table:table-row>
        </table:table>
        <text:p text:style-name="Standard"/>
      </style:footer>
    </style:master-page>
    <style:master-page style:name="Convertir_20_3" style:display-name="Convertir 3" style:page-layout-name="Mpm2">
      <style:header>
        <text:p text:style-name="Standard"/>
      </style:header>
      <style:footer>
        <text:p text:style-name="Standard"/>
      </style:footer>
    </style:master-page>
    <style:master-page style:name="Convertir_20_4" style:display-name="Convertir 4" style:page-layout-name="Mpm2">
      <style:header>
        <text:p text:style-name="Standard"/>
      </style:header>
      <style:footer>
        <text:p text:style-name="Standard"/>
      </style:footer>
    </style:master-page>
    <style:master-page style:name="Convertir_20_5" style:display-name="Convertir 5" style:page-layout-name="Mpm2">
      <style:header>
        <text:p text:style-name="Standard"/>
      </style:header>
      <style:footer>
        <text:p text:style-name="Standard"/>
      </style:footer>
    </style:master-page>
    <style:master-page style:name="Convertir_20_6" style:display-name="Convertir 6" style:page-layout-name="Mpm3">
      <style:header>
        <table:table table:name="Tabla11" table:style-name="Tabla11">
          <table:table-column table:style-name="Tabla11.A"/>
          <table:table-column table:style-name="Tabla11.B"/>
          <table:table-column table:style-name="Tabla11.C"/>
          <table:table-row table:style-name="Tabla11.1">
            <table:table-cell table:style-name="Tabla11.A1" office:value-type="string">
              <text:p text:style-name="MP3">IP - UCI</text:p>
            </table:table-cell>
            <table:table-cell table:style-name="Tabla11.B1" office:value-type="string">
              <text:p text:style-name="MP9">Historias de usuario</text:p>
            </table:table-cell>
            <table:table-cell table:style-name="Tabla11.A1" office:value-type="string">
              <text:p text:style-name="MP5"><text:span text:style-name="MT1">&lt;</text:span>RECTOR ó INTERNO<text:span text:style-name="MT1">&gt;</text:span></text:p>
            </table:table-cell>
          </table:table-row>
        </table:table>
        <text:p text:style-name="Standard"/>
      </style:header>
      <style:footer>
        <table:table table:name="Tabla10" table:style-name="Tabla10">
          <table:table-column table:style-name="Tabla10.A"/>
          <table:table-column table:style-name="Tabla10.B"/>
          <table:table-column table:style-name="Tabla10.C"/>
          <table:table-row table:style-name="Tabla10.1">
            <table:table-cell table:style-name="Tabla10.A1" office:value-type="string">
              <text:p text:style-name="MP6"><text:span text:style-name="Page_20_Number"><text:span text:style-name="MT2">Proyecto:</text:span></text:span></text:p>
            </table:table-cell>
            <table:table-cell table:style-name="Tabla10.A1" office:value-type="string">
              <text:p text:style-name="MP6"><text:span text:style-name="Page_20_Number"><text:span text:style-name="MT2">Producto:</text:span></text:span></text:p>
            </table:table-cell>
            <table:table-cell table:style-name="Tabla10.A1" office:value-type="string">
              <text:p text:style-name="MP7"><text:span text:style-name="Page_20_Number"><text:span text:style-name="MT3"><text:page-number style:num-format="i" text:select-page="current">ix</text:page-number></text:span></text:span></text:p>
            </table:table-cell>
          </table:table-row>
        </table:table>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  </dc:title>
    <meta:creation-date>2013-04-08T02:02:02</meta:creation-date>
    <meta:editing-cycles>105</meta:editing-cycles>
    <meta:editing-duration>P1DT15H22M37S</meta:editing-duration>
    <meta:initial-creator>Abel Meneses Abad</meta:initial-creator>
    <dc:date>2015-07-18T03:01:47</dc:date>
    <dc:creator>Abel Meneses Abad</dc:creator>
    <meta:document-statistic meta:table-count="8" meta:image-count="0" meta:object-count="0" meta:page-count="9" meta:paragraph-count="160" meta:word-count="2217" meta:character-count="14865" meta:non-whitespace-character-count="12755"/>
    <meta:user-defined meta:name="Información 1"/>
    <meta:user-defined meta:name="Información 2"/>
    <meta:user-defined meta:name="Información 3"/>
    <meta:user-defined meta:name="Información 4"/>
    <meta:user-defined meta:name="Mendeley Citation Style_1" meta:value-type="string">http://www.zotero.org/styles/apa</meta:user-defined>
    <meta:user-defined meta:name="Mendeley Document_1" meta:value-type="string">True</meta:user-defined>
    <meta:user-defined meta:name="Mendeley User Name_1" meta:value-type="string">sorice@grm.uci.cu@www.mendeley.com</meta:user-defined>
  </office:meta>
</office:document-meta>
</file>